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lt;docker obraz názov&gt;" svg:font-family="'&lt;docker obraz názov&gt;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createdb -U postgres -h localhost &lt;názov databázy&gt;" svg:font-family="'createdb -U postgres -h localhost &lt;názov databázy&gt;'"/>
  </office:font-face-decls>
  <office:automatic-styles>
    <style:style style:name="Tabuľka1" style:family="table">
      <style:table-properties style:width="15.61cm" fo:margin-left="0cm" table:align="left" style:shadow="none" style:may-break-between-rows="true" table:border-model="collapsing"/>
    </style:style>
    <style:style style:name="Tabuľka1.A" style:family="table-column">
      <style:table-column-properties style:column-width="2.805cm"/>
    </style:style>
    <style:style style:name="Tabuľka1.B" style:family="table-column">
      <style:table-column-properties style:column-width="12.806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background-color="transparent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uľka1.B1" style:family="table-cell">
      <style:table-cell-properties fo:background-color="transparent" fo:padding="0.097cm" fo:border="0.5pt solid #ffffff" style:writing-mode="page">
        <style:background-image/>
      </style:table-cell-properties>
    </style:style>
    <style:style style:name="Tabuľka1.A2" style:family="table-cell">
      <style:table-cell-properties fo:background-color="transparent" fo:padding="0.097cm" fo:border-left="0.5pt solid #ffffff" fo:border-right="none" fo:border-top="none" fo:border-bottom="0.5pt solid #ffffff" style:writing-mode="page">
        <style:background-image/>
      </style:table-cell-properties>
    </style:style>
    <style:style style:name="Tabuľka1.B2" style:family="table-cell" style:data-style-name="N20000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3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4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6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7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8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9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10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11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1.B12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" style:family="table">
      <style:table-properties style:width="15.61cm" fo:margin-left="0cm" table:align="left" style:shadow="none" style:may-break-between-rows="true" table:border-model="collapsing"/>
    </style:style>
    <style:style style:name="Tabuľka2.A" style:family="table-column">
      <style:table-column-properties style:column-width="2.805cm"/>
    </style:style>
    <style:style style:name="Tabuľka2.B" style:family="table-column">
      <style:table-column-properties style:column-width="12.806cm"/>
    </style:style>
    <style:style style:name="Tabuľka2.1" style:family="table-row">
      <style:table-row-properties fo:keep-together="auto"/>
    </style:style>
    <style:style style:name="Tabuľka2.A1" style:family="table-cell">
      <style:table-cell-properties fo:background-color="transparent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uľka2.B1" style:family="table-cell">
      <style:table-cell-properties fo:background-color="transparent" fo:padding="0.097cm" fo:border="0.5pt solid #ffffff" style:writing-mode="page">
        <style:background-image/>
      </style:table-cell-properties>
    </style:style>
    <style:style style:name="Tabuľka2.A2" style:family="table-cell">
      <style:table-cell-properties fo:background-color="transparent" fo:padding="0.097cm" fo:border-left="0.5pt solid #ffffff" fo:border-right="none" fo:border-top="none" fo:border-bottom="0.5pt solid #ffffff" style:writing-mode="page">
        <style:background-image/>
      </style:table-cell-properties>
    </style:style>
    <style:style style:name="Tabuľka2.B2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3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4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5" style:family="table-cell" style:data-style-name="N20000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6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7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8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9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10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11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uľka2.B12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Preformatted_20_Text">
      <style:paragraph-properties fo:line-height="150%" fo:text-align="justify" style:justify-single-word="false"/>
      <style:text-properties officeooo:paragraph-rsid="00227e78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paragraph-rsid="0024346c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24346c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486468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50d2fe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517561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17bab8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533f1f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8f8e5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575489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19c696"/>
    </style:style>
    <style:style style:name="P13" style:family="paragraph" style:parent-style-name="Heading_20_3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4a2b02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4dd344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99efc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2ca9a9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64967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officeooo:paragraph-rsid="0017d6f5"/>
    </style:style>
    <style:style style:name="P21" style:family="paragraph" style:parent-style-name="Contents_20_1">
      <style:paragraph-properties>
        <style:tab-stops>
          <style:tab-stop style:position="15.6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1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4.6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style:font-name="Times New Roman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1">
      <style:text-properties style:font-name="Times New Roman" officeooo:paragraph-rsid="008c908f"/>
    </style:style>
    <style:style style:name="P27" style:family="paragraph" style:parent-style-name="Heading_20_2">
      <style:text-properties style:font-name="Times New Roman"/>
    </style:style>
    <style:style style:name="P28" style:family="paragraph" style:parent-style-name="Heading_20_2">
      <style:text-properties style:font-name="Times New Roman" officeooo:paragraph-rsid="008c908f"/>
    </style:style>
    <style:style style:name="P29" style:family="paragraph" style:parent-style-name="Heading_20_2">
      <style:paragraph-properties fo:line-height="150%" fo:text-align="justify" style:justify-single-word="false"/>
      <style:text-properties style:font-name="Times New Roman" officeooo:paragraph-rsid="008c908f"/>
    </style:style>
    <style:style style:name="P30" style:family="paragraph" style:parent-style-name="Heading_20_2">
      <style:paragraph-properties fo:line-height="150%" fo:text-align="justify" style:justify-single-word="false"/>
      <style:text-properties style:font-name="Times New Roman" officeooo:paragraph-rsid="00285f64"/>
    </style:style>
    <style:style style:name="P31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32" style:family="paragraph" style:parent-style-name="Heading_20_2">
      <style:paragraph-properties fo:line-height="150%" fo:text-align="justify" style:justify-single-word="false"/>
      <style:text-properties style:font-name="Times New Roman" officeooo:paragraph-rsid="005465c6"/>
    </style:style>
    <style:style style:name="P33" style:family="paragraph" style:parent-style-name="Heading_20_3">
      <style:text-properties style:font-name="Times New Roman"/>
    </style:style>
    <style:style style:name="P34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officeooo:paragraph-rsid="008b1a1c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officeooo:paragraph-rsid="00848484"/>
    </style:style>
    <style:style style:name="P37" style:family="paragraph" style:parent-style-name="Standard" style:list-style-name="L41">
      <style:paragraph-properties fo:line-height="150%" fo:text-align="justify" style:justify-single-word="false"/>
      <style:text-properties officeooo:paragraph-rsid="00848484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848484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8c908f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8bb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8f5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f5d33" officeooo:paragraph-rsid="008f5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ca9a9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27e78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848484" style:font-size-asian="12pt" style:font-size-complex="12pt"/>
    </style:style>
    <style:style style:name="P47" style:family="paragraph" style:parent-style-name="Standard" style:list-style-name="L77">
      <style:paragraph-properties fo:line-height="150%" fo:text-align="justify" style:justify-single-word="false"/>
      <style:text-properties style:font-name="Times New Roman" fo:font-size="12pt" officeooo:paragraph-rsid="00848484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8bb71d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8f5d33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75b60" officeooo:paragraph-rsid="00375b60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53866f" officeooo:paragraph-rsid="00848484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8f5d33" officeooo:paragraph-rsid="008f5d33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paragraph-rsid="0017e54c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paragraph-rsid="00227e78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paragraph-rsid="00555cc2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rsid="002ca9a9" officeooo:paragraph-rsid="002ca9a9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rsid="00375b60" officeooo:paragraph-rsid="00375b60" style:font-size-asian="12pt" style:font-style-asian="italic" style:font-size-complex="12pt" style:font-style-complex="italic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rsid="00375b60" officeooo:paragraph-rsid="00555cc2" style:font-size-asian="12pt" style:font-style-asian="italic" style:font-size-complex="12pt" style:font-style-complex="italic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officeooo:paragraph-rsid="008b1a1c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officeooo:paragraph-rsid="00848484"/>
    </style:style>
    <style:style style:name="P64" style:family="paragraph" style:parent-style-name="Standard" style:list-style-name="L40">
      <style:paragraph-properties fo:line-height="150%" fo:text-align="justify" style:justify-single-word="false"/>
      <style:text-properties style:font-name="Times New Roman" officeooo:paragraph-rsid="00848484"/>
    </style:style>
    <style:style style:name="P65" style:family="paragraph" style:parent-style-name="Standard" style:list-style-name="L42">
      <style:paragraph-properties fo:line-height="150%" fo:text-align="justify" style:justify-single-word="false"/>
      <style:text-properties style:font-name="Times New Roman" officeooo:paragraph-rsid="00848484"/>
    </style:style>
    <style:style style:name="P66" style:family="paragraph" style:parent-style-name="Standard" style:list-style-name="L43">
      <style:paragraph-properties fo:line-height="150%" fo:text-align="justify" style:justify-single-word="false"/>
      <style:text-properties style:font-name="Times New Roman" officeooo:paragraph-rsid="00848484"/>
    </style:style>
    <style:style style:name="P67" style:family="paragraph" style:parent-style-name="Standard" style:list-style-name="L44">
      <style:paragraph-properties fo:line-height="150%" fo:text-align="justify" style:justify-single-word="false"/>
      <style:text-properties style:font-name="Times New Roman" officeooo:paragraph-rsid="00848484"/>
    </style:style>
    <style:style style:name="P68" style:family="paragraph" style:parent-style-name="Standard" style:list-style-name="L45">
      <style:paragraph-properties fo:line-height="150%" fo:text-align="justify" style:justify-single-word="false"/>
      <style:text-properties style:font-name="Times New Roman" officeooo:paragraph-rsid="00848484"/>
    </style:style>
    <style:style style:name="P69" style:family="paragraph" style:parent-style-name="Standard" style:list-style-name="L77">
      <style:paragraph-properties fo:line-height="150%" fo:text-align="justify" style:justify-single-word="false"/>
      <style:text-properties style:font-name="Times New Roman" officeooo:paragraph-rsid="00848484"/>
    </style:style>
    <style:style style:name="P70" style:family="paragraph" style:parent-style-name="Standard">
      <style:text-properties officeooo:paragraph-rsid="008f5d33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8f5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f5d33" officeooo:paragraph-rsid="008f5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2pt" officeooo:paragraph-rsid="00848484" style:font-size-asian="12pt" style:font-size-complex="12pt"/>
    </style:style>
    <style:style style:name="P75" style:family="paragraph" style:parent-style-name="Text_20_body" style:list-style-name="L49">
      <style:paragraph-properties fo:line-height="150%" fo:text-align="justify" style:justify-single-word="false"/>
      <style:text-properties style:font-name="Times New Roman" fo:font-size="12pt" officeooo:rsid="0051286a" officeooo:paragraph-rsid="00848484" style:font-size-asian="12pt" style:font-size-complex="12pt"/>
    </style:style>
    <style:style style:name="P76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53866f" officeooo:paragraph-rsid="00848484" style:font-size-asian="12pt" style:font-size-complex="12pt"/>
    </style:style>
    <style:style style:name="P77" style:family="paragraph" style:parent-style-name="Text_20_body" style:list-style-name="L46">
      <style:paragraph-properties fo:line-height="150%" fo:text-align="justify" style:justify-single-word="false"/>
      <style:text-properties officeooo:paragraph-rsid="00848484"/>
    </style:style>
    <style:style style:name="P78" style:family="paragraph" style:parent-style-name="Text_20_body" style:list-style-name="L47">
      <style:paragraph-properties fo:line-height="150%" fo:text-align="justify" style:justify-single-word="false"/>
      <style:text-properties officeooo:paragraph-rsid="00848484"/>
    </style:style>
    <style:style style:name="P79" style:family="paragraph" style:parent-style-name="Text_20_body" style:list-style-name="L50">
      <style:paragraph-properties fo:line-height="150%" fo:text-align="justify" style:justify-single-word="false"/>
      <style:text-properties officeooo:paragraph-rsid="00848484"/>
    </style:style>
    <style:style style:name="P80" style:family="paragraph" style:parent-style-name="Text_20_body" style:list-style-name="L52">
      <style:paragraph-properties fo:line-height="150%" fo:text-align="justify" style:justify-single-word="false"/>
      <style:text-properties officeooo:paragraph-rsid="00848484"/>
    </style:style>
    <style:style style:name="P81" style:family="paragraph" style:parent-style-name="Text_20_body" style:list-style-name="L59">
      <style:paragraph-properties fo:line-height="150%" fo:text-align="justify" style:justify-single-word="false"/>
      <style:text-properties officeooo:paragraph-rsid="00848484"/>
    </style:style>
    <style:style style:name="P82" style:family="paragraph" style:parent-style-name="Text_20_body" style:list-style-name="L61">
      <style:paragraph-properties fo:line-height="150%" fo:text-align="justify" style:justify-single-word="false"/>
      <style:text-properties officeooo:paragraph-rsid="00848484"/>
    </style:style>
    <style:style style:name="P83" style:family="paragraph" style:parent-style-name="Text_20_body" style:list-style-name="L63">
      <style:paragraph-properties fo:line-height="150%" fo:text-align="justify" style:justify-single-word="false"/>
      <style:text-properties officeooo:paragraph-rsid="00848484"/>
    </style:style>
    <style:style style:name="P84" style:family="paragraph" style:parent-style-name="Text_20_body" style:list-style-name="L64">
      <style:paragraph-properties fo:line-height="150%" fo:text-align="justify" style:justify-single-word="false"/>
      <style:text-properties officeooo:paragraph-rsid="00848484"/>
    </style:style>
    <style:style style:name="P85" style:family="paragraph" style:parent-style-name="Text_20_body" style:list-style-name="L65">
      <style:paragraph-properties fo:line-height="150%" fo:text-align="justify" style:justify-single-word="false"/>
      <style:text-properties officeooo:paragraph-rsid="00848484"/>
    </style:style>
    <style:style style:name="P86" style:family="paragraph" style:parent-style-name="Text_20_body" style:list-style-name="L66">
      <style:paragraph-properties fo:line-height="150%" fo:text-align="justify" style:justify-single-word="false"/>
      <style:text-properties officeooo:paragraph-rsid="00848484"/>
    </style:style>
    <style:style style:name="P87" style:family="paragraph" style:parent-style-name="Text_20_body" style:list-style-name="L67">
      <style:paragraph-properties fo:line-height="150%" fo:text-align="justify" style:justify-single-word="false"/>
      <style:text-properties officeooo:paragraph-rsid="00848484"/>
    </style:style>
    <style:style style:name="P88" style:family="paragraph" style:parent-style-name="Text_20_body" style:list-style-name="L68">
      <style:paragraph-properties fo:line-height="150%" fo:text-align="justify" style:justify-single-word="false"/>
      <style:text-properties officeooo:paragraph-rsid="00848484"/>
    </style:style>
    <style:style style:name="P89" style:family="paragraph" style:parent-style-name="Text_20_body" style:list-style-name="L69">
      <style:paragraph-properties fo:line-height="150%" fo:text-align="justify" style:justify-single-word="false"/>
      <style:text-properties officeooo:paragraph-rsid="00848484"/>
    </style:style>
    <style:style style:name="P90" style:family="paragraph" style:parent-style-name="Text_20_body" style:list-style-name="L70">
      <style:paragraph-properties fo:line-height="150%" fo:text-align="justify" style:justify-single-word="false"/>
      <style:text-properties officeooo:paragraph-rsid="00848484"/>
    </style:style>
    <style:style style:name="P91" style:family="paragraph" style:parent-style-name="Text_20_body" style:list-style-name="L71">
      <style:paragraph-properties fo:line-height="150%" fo:text-align="justify" style:justify-single-word="false"/>
      <style:text-properties officeooo:paragraph-rsid="00848484"/>
    </style:style>
    <style:style style:name="P92" style:family="paragraph" style:parent-style-name="Text_20_body" style:list-style-name="L73">
      <style:paragraph-properties fo:line-height="150%" fo:text-align="justify" style:justify-single-word="false"/>
      <style:text-properties officeooo:paragraph-rsid="00848484"/>
    </style:style>
    <style:style style:name="P93" style:family="paragraph" style:parent-style-name="Text_20_body" style:list-style-name="L75">
      <style:paragraph-properties fo:line-height="150%" fo:text-align="justify" style:justify-single-word="false"/>
      <style:text-properties officeooo:paragraph-rsid="00848484"/>
    </style:style>
    <style:style style:name="P94" style:family="paragraph" style:parent-style-name="Text_20_body">
      <style:paragraph-properties fo:line-height="150%" fo:text-align="justify" style:justify-single-word="false"/>
      <style:text-properties officeooo:paragraph-rsid="008c908f"/>
    </style:style>
    <style:style style:name="P95" style:family="paragraph" style:parent-style-name="Text_20_body" style:list-style-name="L85">
      <style:paragraph-properties fo:line-height="150%" fo:text-align="justify" style:justify-single-word="false"/>
      <style:text-properties officeooo:paragraph-rsid="00848484"/>
    </style:style>
    <style:style style:name="P96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97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7bab8" style:font-size-asian="12pt" style:font-size-complex="12pt"/>
    </style:style>
    <style:style style:name="P98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9c696" style:font-size-asian="12pt" style:font-size-complex="12pt"/>
    </style:style>
    <style:style style:name="P99" style:family="paragraph" style:parent-style-name="Text_20_body">
      <style:paragraph-properties fo:line-height="150%" fo:text-align="justify" style:justify-single-word="false"/>
      <style:text-properties style:font-name="Times New Roman" fo:font-size="12pt" fo:font-style="italic" officeooo:rsid="0017bab8" officeooo:paragraph-rsid="0017bab8" style:font-size-asian="12pt" style:font-style-asian="italic" style:font-size-complex="12pt" style:font-style-complex="italic"/>
    </style:style>
    <style:style style:name="P100" style:family="paragraph" style:parent-style-name="Text_20_body">
      <style:paragraph-properties fo:line-height="150%" fo:text-align="justify" style:justify-single-word="false"/>
      <style:text-properties style:font-name="Times New Roman" officeooo:rsid="00632dba" officeooo:paragraph-rsid="00632dba"/>
    </style:style>
    <style:style style:name="P101" style:family="paragraph" style:parent-style-name="Text_20_body">
      <style:paragraph-properties fo:line-height="150%" fo:text-align="justify" style:justify-single-word="false"/>
      <style:text-properties style:font-name="Times New Roman" fo:font-style="italic" officeooo:rsid="00632dba" officeooo:paragraph-rsid="00632dba" style:font-style-asian="italic" style:font-style-complex="italic"/>
    </style:style>
    <style:style style:name="P102" style:family="paragraph" style:parent-style-name="Text_20_body" style:list-style-name="L47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03" style:family="paragraph" style:parent-style-name="Text_20_body" style:list-style-name="L47">
      <style:paragraph-properties fo:line-height="150%" fo:text-align="justify" style:justify-single-word="false"/>
      <style:text-properties style:font-name="Times New Roman" officeooo:paragraph-rsid="00848484"/>
    </style:style>
    <style:style style:name="P104" style:family="paragraph" style:parent-style-name="Text_20_body" style:list-style-name="L48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05" style:family="paragraph" style:parent-style-name="Text_20_body" style:list-style-name="L50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06" style:family="paragraph" style:parent-style-name="Text_20_body" style:list-style-name="L52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07" style:family="paragraph" style:parent-style-name="Text_20_body" style:list-style-name="L53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08" style:family="paragraph" style:parent-style-name="Text_20_body" style:list-style-name="L54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09" style:family="paragraph" style:parent-style-name="Text_20_body" style:list-style-name="L55">
      <style:paragraph-properties fo:line-height="150%" fo:text-align="justify" style:justify-single-word="false"/>
      <style:text-properties style:font-name="Times New Roman" officeooo:paragraph-rsid="00848484"/>
    </style:style>
    <style:style style:name="P110" style:family="paragraph" style:parent-style-name="Text_20_body" style:list-style-name="L56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11" style:family="paragraph" style:parent-style-name="Text_20_body" style:list-style-name="L56">
      <style:paragraph-properties fo:line-height="150%" fo:text-align="justify" style:justify-single-word="false"/>
      <style:text-properties style:font-name="Times New Roman" officeooo:paragraph-rsid="00848484"/>
    </style:style>
    <style:style style:name="P112" style:family="paragraph" style:parent-style-name="Text_20_body">
      <style:paragraph-properties fo:line-height="150%" fo:text-align="justify" style:justify-single-word="false"/>
      <style:text-properties style:font-name="Times New Roman" officeooo:paragraph-rsid="00848484"/>
    </style:style>
    <style:style style:name="P113" style:family="paragraph" style:parent-style-name="Text_20_body" style:list-style-name="L58">
      <style:paragraph-properties fo:line-height="150%" fo:text-align="justify" style:justify-single-word="false"/>
      <style:text-properties style:font-name="Times New Roman" officeooo:paragraph-rsid="00848484"/>
    </style:style>
    <style:style style:name="P114" style:family="paragraph" style:parent-style-name="Text_20_body" style:list-style-name="L60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15" style:family="paragraph" style:parent-style-name="Text_20_body" style:list-style-name="L60">
      <style:paragraph-properties fo:line-height="150%" fo:text-align="justify" style:justify-single-word="false"/>
      <style:text-properties style:font-name="Times New Roman" officeooo:paragraph-rsid="00848484"/>
    </style:style>
    <style:style style:name="P116" style:family="paragraph" style:parent-style-name="Text_20_body" style:list-style-name="L62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17" style:family="paragraph" style:parent-style-name="Text_20_body" style:list-style-name="L62">
      <style:paragraph-properties fo:line-height="150%" fo:text-align="justify" style:justify-single-word="false"/>
      <style:text-properties style:font-name="Times New Roman" officeooo:paragraph-rsid="00848484"/>
    </style:style>
    <style:style style:name="P118" style:family="paragraph" style:parent-style-name="Text_20_body" style:list-style-name="L64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19" style:family="paragraph" style:parent-style-name="Text_20_body" style:list-style-name="L64">
      <style:paragraph-properties fo:line-height="150%" fo:text-align="justify" style:justify-single-word="false"/>
      <style:text-properties style:font-name="Times New Roman" officeooo:paragraph-rsid="00848484"/>
    </style:style>
    <style:style style:name="P120" style:family="paragraph" style:parent-style-name="Text_20_body" style:list-style-name="L66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21" style:family="paragraph" style:parent-style-name="Text_20_body" style:list-style-name="L66">
      <style:paragraph-properties fo:line-height="150%" fo:text-align="justify" style:justify-single-word="false"/>
      <style:text-properties style:font-name="Times New Roman" officeooo:paragraph-rsid="00848484"/>
    </style:style>
    <style:style style:name="P122" style:family="paragraph" style:parent-style-name="Text_20_body" style:list-style-name="L68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23" style:family="paragraph" style:parent-style-name="Text_20_body" style:list-style-name="L68">
      <style:paragraph-properties fo:line-height="150%" fo:text-align="justify" style:justify-single-word="false"/>
      <style:text-properties style:font-name="Times New Roman" officeooo:paragraph-rsid="00848484"/>
    </style:style>
    <style:style style:name="P124" style:family="paragraph" style:parent-style-name="Text_20_body" style:list-style-name="L70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25" style:family="paragraph" style:parent-style-name="Text_20_body" style:list-style-name="L70">
      <style:paragraph-properties fo:line-height="150%" fo:text-align="justify" style:justify-single-word="false"/>
      <style:text-properties style:font-name="Times New Roman" officeooo:paragraph-rsid="00848484"/>
    </style:style>
    <style:style style:name="P126" style:family="paragraph" style:parent-style-name="Text_20_body" style:list-style-name="L72">
      <style:paragraph-properties fo:line-height="150%" fo:text-align="justify" style:justify-single-word="false"/>
      <style:text-properties style:font-name="Times New Roman" officeooo:paragraph-rsid="00848484"/>
    </style:style>
    <style:style style:name="P127" style:family="paragraph" style:parent-style-name="Text_20_body" style:list-style-name="L74">
      <style:paragraph-properties fo:line-height="150%" fo:text-align="justify" style:justify-single-word="false"/>
      <style:text-properties style:font-name="Times New Roman" officeooo:paragraph-rsid="00848484"/>
    </style:style>
    <style:style style:name="P128" style:family="paragraph" style:parent-style-name="Text_20_body" style:list-style-name="L76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848484"/>
    </style:style>
    <style:style style:name="P129" style:family="paragraph" style:parent-style-name="Text_20_body" style:list-style-name="L76">
      <style:paragraph-properties fo:line-height="150%" fo:text-align="justify" style:justify-single-word="false"/>
      <style:text-properties style:font-name="Times New Roman" officeooo:paragraph-rsid="00848484"/>
    </style:style>
    <style:style style:name="P130" style:family="paragraph" style:parent-style-name="Text_20_body" style:list-style-name="L50">
      <style:paragraph-properties fo:margin-top="0cm" fo:margin-bottom="0cm" style:contextual-spacing="false" fo:line-height="150%" fo:text-align="justify" style:justify-single-word="false"/>
      <style:text-properties style:font-name="Times New Roman" officeooo:rsid="0051286a" officeooo:paragraph-rsid="00848484"/>
    </style:style>
    <style:style style:name="P131" style:family="paragraph" style:parent-style-name="Text_20_body">
      <style:text-properties style:font-name="Times New Roman"/>
    </style:style>
    <style:style style:name="P132" style:family="paragraph" style:parent-style-name="Text_20_body">
      <style:text-properties officeooo:paragraph-rsid="008f5d33"/>
    </style:style>
    <style:style style:name="T1" style:family="text">
      <style:text-properties officeooo:rsid="0016cdab"/>
    </style:style>
    <style:style style:name="T2" style:family="text">
      <style:text-properties officeooo:rsid="001a2a68"/>
    </style:style>
    <style:style style:name="T3" style:family="text">
      <style:text-properties officeooo:rsid="00227e78"/>
    </style:style>
    <style:style style:name="T4" style:family="text">
      <style:text-properties officeooo:rsid="0024346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6cdab" style:font-size-asian="12pt" style:font-size-complex="12pt"/>
    </style:style>
    <style:style style:name="T7" style:family="text">
      <style:text-properties fo:font-size="12pt" officeooo:rsid="00414c22" style:font-size-asian="12pt" style:font-size-complex="12pt"/>
    </style:style>
    <style:style style:name="T8" style:family="text">
      <style:text-properties fo:font-size="12pt" officeooo:rsid="00478d9b" style:font-size-asian="12pt" style:font-size-complex="12pt"/>
    </style:style>
    <style:style style:name="T9" style:family="text">
      <style:text-properties fo:font-size="12pt" officeooo:rsid="00394ffd" style:font-size-asian="12pt" style:font-size-complex="12pt"/>
    </style:style>
    <style:style style:name="T10" style:family="text">
      <style:text-properties officeooo:rsid="0039cb11"/>
    </style:style>
    <style:style style:name="T11" style:family="text">
      <style:text-properties officeooo:rsid="003a5051"/>
    </style:style>
    <style:style style:name="T12" style:family="text">
      <style:text-properties officeooo:rsid="0041ab64"/>
    </style:style>
    <style:style style:name="T13" style:family="text">
      <style:text-properties officeooo:rsid="002ca9a9"/>
    </style:style>
    <style:style style:name="T14" style:family="text">
      <style:text-properties officeooo:rsid="00486468"/>
    </style:style>
    <style:style style:name="T15" style:family="text">
      <style:text-properties officeooo:rsid="00504416"/>
    </style:style>
    <style:style style:name="T16" style:family="text">
      <style:text-properties officeooo:rsid="00555cc2"/>
    </style:style>
    <style:style style:name="T17" style:family="text">
      <style:text-properties officeooo:rsid="0062399b"/>
    </style:style>
    <style:style style:name="T18" style:family="text">
      <style:text-properties officeooo:rsid="00dbfa19"/>
    </style:style>
    <style:style style:name="T19" style:family="text">
      <style:text-properties officeooo:rsid="01c3f8c5"/>
    </style:style>
    <style:style style:name="T20" style:family="text">
      <style:text-properties officeooo:rsid="00781917"/>
    </style:style>
    <style:style style:name="T21" style:family="text">
      <style:text-properties officeooo:rsid="007a9d62"/>
    </style:style>
    <style:style style:name="T22" style:family="text">
      <style:text-properties officeooo:rsid="007bc73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a2a68" style:font-style-asian="italic" style:font-style-complex="italic"/>
    </style:style>
    <style:style style:name="T25" style:family="text">
      <style:text-properties officeooo:rsid="007ff38c"/>
    </style:style>
    <style:style style:name="T26" style:family="text">
      <style:text-properties officeooo:rsid="0105a4f8"/>
    </style:style>
    <style:style style:name="T27" style:family="text">
      <style:text-properties officeooo:rsid="00401d3e"/>
    </style:style>
    <style:style style:name="T28" style:family="text">
      <style:text-properties officeooo:rsid="0048bd37"/>
    </style:style>
    <style:style style:name="T29" style:family="text">
      <style:text-properties officeooo:rsid="0076bb96"/>
    </style:style>
    <style:style style:name="T30" style:family="text">
      <style:text-properties officeooo:rsid="0077c433"/>
    </style:style>
    <style:style style:name="T31" style:family="text">
      <style:text-properties officeooo:rsid="004dce4c"/>
    </style:style>
    <style:style style:name="T32" style:family="text">
      <style:text-properties officeooo:rsid="004f9c8f"/>
    </style:style>
    <style:style style:name="T33" style:family="text">
      <style:text-properties officeooo:rsid="005f8e64"/>
    </style:style>
    <style:style style:name="T34" style:family="text">
      <style:text-properties officeooo:rsid="0056aa25"/>
    </style:style>
    <style:style style:name="T35" style:family="text">
      <style:text-properties officeooo:rsid="00414c22"/>
    </style:style>
    <style:style style:name="T36" style:family="text">
      <style:text-properties officeooo:rsid="00641474"/>
    </style:style>
    <style:style style:name="T37" style:family="text">
      <style:text-properties officeooo:rsid="0065bc59"/>
    </style:style>
    <style:style style:name="T38" style:family="text">
      <style:text-properties officeooo:rsid="006b4183"/>
    </style:style>
    <style:style style:name="T39" style:family="text">
      <style:text-properties officeooo:rsid="006974b1"/>
    </style:style>
    <style:style style:name="T40" style:family="text">
      <style:text-properties officeooo:rsid="0017bab8"/>
    </style:style>
    <style:style style:name="T4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f5d33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officeooo:rsid="008bb71d"/>
    </style:style>
    <style:style style:name="T44" style:family="text">
      <style:text-properties officeooo:rsid="008c908f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fo:font-size="12pt" style:font-size-asian="12pt" style:font-size-complex="12pt"/>
    </style:style>
    <style:style style:name="T47" style:family="text">
      <style:text-properties style:font-name="Times New Roman" fo:font-size="12pt" officeooo:rsid="0016cdab" style:font-size-asian="12pt" style:font-size-complex="12pt"/>
    </style:style>
    <style:style style:name="T48" style:family="text">
      <style:text-properties style:font-name="Times New Roman" fo:font-size="12pt" officeooo:rsid="00486468" style:font-size-asian="12pt" style:font-size-complex="12pt"/>
    </style:style>
    <style:style style:name="T49" style:family="text">
      <style:text-properties style:font-name="Times New Roman" fo:font-size="12pt" officeooo:rsid="008b1a1c" style:font-size-asian="12pt" style:font-size-complex="12pt"/>
    </style:style>
    <style:style style:name="T50" style:family="text">
      <style:text-properties style:font-name="Times New Roman" fo:font-size="12pt" officeooo:rsid="00503047" style:font-size-asian="12pt" style:font-size-complex="12pt"/>
    </style:style>
    <style:style style:name="T51" style:family="text">
      <style:text-properties style:font-name="Times New Roman" fo:font-size="12pt" officeooo:rsid="0051f5ac" style:font-size-asian="12pt" style:font-size-complex="12pt"/>
    </style:style>
    <style:style style:name="T52" style:family="text">
      <style:text-properties style:font-name="Times New Roman" fo:font-size="12pt" officeooo:rsid="00737ce8" style:font-size-asian="12pt" style:font-size-complex="12pt"/>
    </style:style>
    <style:style style:name="T53" style:family="text">
      <style:text-properties style:font-name="Times New Roman" fo:font-size="12pt" officeooo:rsid="0033c6dc" style:font-size-asian="12pt" style:font-size-complex="12pt"/>
    </style:style>
    <style:style style:name="T54" style:family="text">
      <style:text-properties style:font-name="Times New Roman" fo:font-size="12pt" officeooo:rsid="00578385" style:font-size-asian="12pt" style:font-size-complex="12pt"/>
    </style:style>
    <style:style style:name="T55" style:family="text">
      <style:text-properties style:font-name="Times New Roman" fo:font-size="12pt" officeooo:rsid="00533f1f" style:font-size-asian="12pt" style:font-size-complex="12pt"/>
    </style:style>
    <style:style style:name="T56" style:family="text">
      <style:text-properties style:font-name="Times New Roman" fo:font-size="12pt" officeooo:rsid="00543972" style:font-size-asian="12pt" style:font-size-complex="12pt"/>
    </style:style>
    <style:style style:name="T57" style:family="text">
      <style:text-properties style:font-name="Times New Roman" fo:font-size="12pt" officeooo:rsid="0018f8e5" style:font-size-asian="12pt" style:font-size-complex="12pt"/>
    </style:style>
    <style:style style:name="T58" style:family="text">
      <style:text-properties style:font-name="Times New Roman" fo:font-size="12pt" officeooo:rsid="00422b23" style:font-size-asian="12pt" style:font-size-complex="12pt"/>
    </style:style>
    <style:style style:name="T59" style:family="text">
      <style:text-properties style:font-name="Times New Roman" fo:font-size="12pt" officeooo:rsid="0019c696" style:font-size-asian="12pt" style:font-size-complex="12pt"/>
    </style:style>
    <style:style style:name="T60" style:family="text">
      <style:text-properties style:font-name="Times New Roman" fo:font-size="12pt" officeooo:rsid="00227e78" style:font-size-asian="12pt" style:font-size-complex="12pt"/>
    </style:style>
    <style:style style:name="T6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Times New Roman" fo:font-size="12pt" fo:font-style="italic" officeooo:rsid="00486468" style:font-size-asian="12pt" style:font-style-asian="italic" style:font-size-complex="12pt" style:font-style-complex="italic"/>
    </style:style>
    <style:style style:name="T63" style:family="text">
      <style:text-properties style:font-name="Times New Roman" fo:font-size="12pt" fo:font-style="italic" officeooo:rsid="0017d6f5" style:font-size-asian="12pt" style:font-style-asian="italic" style:font-size-complex="12pt" style:font-style-complex="italic"/>
    </style:style>
    <style:style style:name="T64" style:family="text">
      <style:text-properties style:font-name="Times New Roman" fo:font-size="12pt" fo:font-style="italic" officeooo:rsid="00504416" style:font-size-asian="12pt" style:font-style-asian="italic" style:font-size-complex="12pt" style:font-style-complex="italic"/>
    </style:style>
    <style:style style:name="T65" style:family="text">
      <style:text-properties style:font-name="Times New Roman" fo:font-size="12pt" fo:font-style="italic" officeooo:rsid="00227e78" style:font-size-asian="12pt" style:font-style-asian="italic" style:font-size-complex="12pt" style:font-style-complex="italic"/>
    </style:style>
    <style:style style:name="T66" style:family="text">
      <style:text-properties style:font-name="Times New Roman" fo:font-size="12pt" fo:font-style="italic" officeooo:rsid="0018f8e5" style:font-size-asian="12pt" style:font-style-asian="italic" style:font-size-complex="12pt" style:font-style-complex="italic"/>
    </style:style>
    <style:style style:name="T67" style:family="text">
      <style:text-properties style:font-name="Times New Roman" fo:font-size="12pt" fo:font-style="italic" officeooo:rsid="0017bab8" style:font-size-asian="12pt" style:font-style-asian="italic" style:font-size-complex="12pt" style:font-style-complex="italic"/>
    </style:style>
    <style:style style:name="T68" style:family="text">
      <style:text-properties style:font-name="Times New Roman" fo:font-size="12pt" fo:font-style="italic" officeooo:rsid="0024346c" style:font-size-asian="12pt" style:font-style-asian="italic" style:font-size-complex="12pt" style:font-style-complex="italic"/>
    </style:style>
    <style:style style:name="T69" style:family="text">
      <style:text-properties style:font-name="Times New Roman" fo:font-size="12pt" fo:font-style="italic" officeooo:rsid="001a2a68" style:font-size-asian="12pt" style:font-style-asian="italic" style:font-size-complex="12pt" style:font-style-complex="italic"/>
    </style:style>
    <style:style style:name="T7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73" style:family="text">
      <style:text-properties style:font-name="Times New Roman" officeooo:rsid="005865ba"/>
    </style:style>
    <style:style style:name="T74" style:family="text">
      <style:text-properties officeooo:rsid="008f5d33"/>
    </style:style>
    <style:style style:name="T75" style:family="text">
      <style:text-properties officeooo:rsid="0091393b"/>
    </style:style>
    <style:style style:name="T76" style:family="text">
      <style:text-properties officeooo:rsid="00919e0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sk" number:country="SK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 text:is-list-header="true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1"><text:a xlink:type="simple" xlink:href="#__RefHeading___Toc35311_2412054139" text:style-name="Index_20_Link" text:visited-style-name="Index_20_Link">Príloha A: CD médium – práca v elektronickej podobe<text:tab/>2</text:a></text:p>
          <text:p text:style-name="P21"><text:a xlink:type="simple" xlink:href="#__RefHeading___Toc34632_2412054139" text:style-name="Index_20_Link" text:visited-style-name="Index_20_Link">Príloha B: Inštalačná príručka<text:tab/>2</text:a></text:p>
          <text:p text:style-name="P22"><text:a xlink:type="simple" xlink:href="#__RefHeading___Toc630_1598071276" text:style-name="Index_20_Link" text:visited-style-name="Index_20_Link">Vytvorenie databázy:<text:tab/>2</text:a></text:p>
          <text:p text:style-name="P22"><text:a xlink:type="simple" xlink:href="#__RefHeading___Toc632_1598071276" text:style-name="Index_20_Link" text:visited-style-name="Index_20_Link">Nastavenie postgresql:<text:tab/>2</text:a></text:p>
          <text:p text:style-name="P23"><text:a xlink:type="simple" xlink:href="#__RefHeading___Toc634_1598071276" text:style-name="Index_20_Link" text:visited-style-name="Index_20_Link">Zistenie umiestnenia hlavného konfiguračného súboru:<text:tab/>3</text:a></text:p>
          <text:p text:style-name="P23"><text:a xlink:type="simple" xlink:href="#__RefHeading___Toc636_1598071276" text:style-name="Index_20_Link" text:visited-style-name="Index_20_Link">Úprava konfiguračného súboru postgresql.conf<text:tab/>3</text:a></text:p>
          <text:p text:style-name="P23"><text:a xlink:type="simple" xlink:href="#__RefHeading___Toc638_1598071276" text:style-name="Index_20_Link" text:visited-style-name="Index_20_Link">Nastavenie parametra listen_addresses:<text:tab/>3</text:a></text:p>
          <text:p text:style-name="P23"><text:a xlink:type="simple" xlink:href="#__RefHeading___Toc640_1598071276" text:style-name="Index_20_Link" text:visited-style-name="Index_20_Link">Úprava súboru pg_hba.conf:<text:tab/>3</text:a></text:p>
          <text:p text:style-name="P23"><text:a xlink:type="simple" xlink:href="#__RefHeading___Toc642_1598071276" text:style-name="Index_20_Link" text:visited-style-name="Index_20_Link">Reštartujte službu PostgreSQL pre aplikovanie zmien:<text:tab/>3</text:a></text:p>
          <text:p text:style-name="P22"><text:a xlink:type="simple" xlink:href="#__RefHeading___Toc3228_3607188548" text:style-name="Index_20_Link" text:visited-style-name="Index_20_Link">Nastavenie .pgpass súboru pre automatické pripojenie k databáze<text:tab/>4</text:a></text:p>
          <text:p text:style-name="P23"><text:a xlink:type="simple" xlink:href="#__RefHeading___Toc3230_3607188548" text:style-name="Index_20_Link" text:visited-style-name="Index_20_Link">Vytvorenie .pgpass súboru<text:tab/>4</text:a></text:p>
          <text:p text:style-name="P23"><text:a xlink:type="simple" xlink:href="#__RefHeading___Toc3232_3607188548" text:style-name="Index_20_Link" text:visited-style-name="Index_20_Link">Pridanie informácií o pripojení<text:tab/>4</text:a></text:p>
          <text:p text:style-name="P22"><text:a xlink:type="simple" xlink:href="#__RefHeading___Toc644_1598071276" text:style-name="Index_20_Link" text:visited-style-name="Index_20_Link">Exportovanie základných údajov:<text:tab/>4</text:a></text:p>
          <text:p text:style-name="P22"><text:a xlink:type="simple" xlink:href="#__RefHeading___Toc646_1598071276" text:style-name="Index_20_Link" text:visited-style-name="Index_20_Link">Nastavenie aplikácii<text:tab/>4</text:a></text:p>
          <text:p text:style-name="P22"><text:a xlink:type="simple" xlink:href="#__RefHeading___Toc648_1598071276" text:style-name="Index_20_Link" text:visited-style-name="Index_20_Link">Zostavenie kontajnera:<text:tab/>5</text:a></text:p>
          <text:p text:style-name="P22"><text:a xlink:type="simple" xlink:href="#__RefHeading___Toc650_1598071276" text:style-name="Index_20_Link" text:visited-style-name="Index_20_Link">Spustenie kontajnera:<text:tab/>6</text:a></text:p>
          <text:p text:style-name="P22"><text:a xlink:type="simple" xlink:href="#__RefHeading___Toc3252_3607188548" text:style-name="Index_20_Link" text:visited-style-name="Index_20_Link">Zastavenie kontajneru a čistenie databázy (voliteľné):<text:tab/>6</text:a></text:p>
          <text:p text:style-name="P22"><text:a xlink:type="simple" xlink:href="#__RefHeading___Toc654_1598071276" text:style-name="Index_20_Link" text:visited-style-name="Index_20_Link">Zálohovanie (každých 14 dní)<text:tab/>6</text:a></text:p>
          <text:p text:style-name="P23"><text:a xlink:type="simple" xlink:href="#__RefHeading___Toc3236_3607188548" text:style-name="Index_20_Link" text:visited-style-name="Index_20_Link">Priraďte práva:<text:tab/>6</text:a></text:p>
          <text:p text:style-name="P23"><text:a xlink:type="simple" xlink:href="#__RefHeading___Toc3238_3607188548" text:style-name="Index_20_Link" text:visited-style-name="Index_20_Link">Konfigurácia crontab pre pravidelné spúšťanie skriptu:<text:tab/>6</text:a></text:p>
          <text:p text:style-name="P23"><text:a xlink:type="simple" xlink:href="#__RefHeading___Toc3240_3607188548" text:style-name="Index_20_Link" text:visited-style-name="Index_20_Link">Vytvorenie zálohovacieho adresára:<text:tab/>7</text:a></text:p>
          <text:p text:style-name="P22"><text:a xlink:type="simple" xlink:href="#__RefHeading___Toc656_1598071276" text:style-name="Index_20_Link" text:visited-style-name="Index_20_Link">Obnova databázy zo zálohy:<text:tab/>7</text:a></text:p>
          <text:p text:style-name="P21"><text:a xlink:type="simple" xlink:href="#__RefHeading___Toc35313_2412054139" text:style-name="Index_20_Link" text:visited-style-name="Index_20_Link">Príloha C: Používateľská príručka<text:tab/>8</text:a></text:p>
          <text:p text:style-name="P22"><text:a xlink:type="simple" xlink:href="#__RefHeading___Toc145_3945760945" text:style-name="Index_20_Link" text:visited-style-name="Index_20_Link">Neregistrovaný užívateľ<text:tab/>8</text:a></text:p>
          <text:p text:style-name="P23"><text:a xlink:type="simple" xlink:href="#__RefHeading___Toc162_3945760945" text:style-name="Index_20_Link" text:visited-style-name="Index_20_Link">Komentovanie<text:tab/>8</text:a></text:p>
          <text:p text:style-name="P22"><text:a xlink:type="simple" xlink:href="#__RefHeading___Toc147_3945760945" text:style-name="Index_20_Link" text:visited-style-name="Index_20_Link">Registrovaný užívateľ<text:tab/>9</text:a></text:p>
          <text:p text:style-name="P23"><text:a xlink:type="simple" xlink:href="#__RefHeading___Toc149_3945760945" text:style-name="Index_20_Link" text:visited-style-name="Index_20_Link">Pridanie záznamu<text:tab/>9</text:a></text:p>
          <text:p text:style-name="P23"><text:a xlink:type="simple" xlink:href="#__RefHeading___Toc151_3945760945" text:style-name="Index_20_Link" text:visited-style-name="Index_20_Link">Odstránenie záznamu<text:tab/>10</text:a></text:p>
          <text:p text:style-name="P23"><text:a xlink:type="simple" xlink:href="#__RefHeading___Toc153_3945760945" text:style-name="Index_20_Link" text:visited-style-name="Index_20_Link">Úprava záznamu<text:tab/>10</text:a></text:p>
          <text:p text:style-name="P23"><text:a xlink:type="simple" xlink:href="#__RefHeading___Toc155_3945760945" text:style-name="Index_20_Link" text:visited-style-name="Index_20_Link">Hodnotenie iných záznamov<text:tab/>11</text:a></text:p>
          <text:p text:style-name="P22"><text:a xlink:type="simple" xlink:href="#__RefHeading___Toc157_3945760945" text:style-name="Index_20_Link" text:visited-style-name="Index_20_Link">Posudzovateľ<text:tab/>11</text:a></text:p>
          <text:p text:style-name="P23"><text:a xlink:type="simple" xlink:href="#__RefHeading___Toc164_3945760945" text:style-name="Index_20_Link" text:visited-style-name="Index_20_Link">Hodnotenie záznamov<text:tab/>12</text:a></text:p>
          <text:p text:style-name="P23"><text:a xlink:type="simple" xlink:href="#__RefHeading___Toc166_3945760945" text:style-name="Index_20_Link" text:visited-style-name="Index_20_Link">Komentovanie<text:tab/>12</text:a></text:p>
          <text:p text:style-name="P22"><text:a xlink:type="simple" xlink:href="#__RefHeading___Toc159_3945760945" text:style-name="Index_20_Link" text:visited-style-name="Index_20_Link">Administrátor (Admin)<text:tab/>12</text:a></text:p>
          <text:p text:style-name="P23"><text:a xlink:type="simple" xlink:href="#__RefHeading___Toc168_3945760945" text:style-name="Index_20_Link" text:visited-style-name="Index_20_Link">Pridanie a úprava atribútov<text:tab/>13</text:a></text:p>
          <text:p text:style-name="P23"><text:a xlink:type="simple" xlink:href="#__RefHeading___Toc170_3945760945" text:style-name="Index_20_Link" text:visited-style-name="Index_20_Link">Pridanie a úprava užívateľov<text:tab/>13</text:a></text:p>
          <text:p text:style-name="P23"><text:a xlink:type="simple" xlink:href="#__RefHeading___Toc172_3945760945" text:style-name="Index_20_Link" text:visited-style-name="Index_20_Link">Pridanie a úprava formulárov<text:tab/>14</text:a></text:p>
          <text:p text:style-name="P23"><text:a xlink:type="simple" xlink:href="#__RefHeading___Toc174_3945760945" text:style-name="Index_20_Link" text:visited-style-name="Index_20_Link">Pridanie a úprava galérií<text:tab/>15</text:a></text:p>
          <text:p text:style-name="P23"><text:a xlink:type="simple" xlink:href="#__RefHeading___Toc176_3945760945" text:style-name="Index_20_Link" text:visited-style-name="Index_20_Link">Schvaľovanie komentárov<text:tab/>15</text:a></text:p>
          <text:p text:style-name="P23"><text:a xlink:type="simple" xlink:href="#__RefHeading___Toc34634_2412054139" text:style-name="Index_20_Link" text:visited-style-name="Index_20_Link">Všetky záznamy<text:tab/>16</text:a></text:p>
          <text:p text:style-name="P21"><text:a xlink:type="simple" xlink:href="#__RefHeading___Toc34636_2412054139" text:style-name="Index_20_Link" text:visited-style-name="Index_20_Link">Príloha D: Plán Práce<text:tab/>16</text:a></text:p>
        </text:index-body>
      </text:table-of-content>
      <text:h text:style-name="P24" text:outline-level="1" text:is-list-header="true"><text:soft-page-break/></text:h>
      <text:h text:style-name="P25" text:outline-level="1" text:is-list-header="true"><text:bookmark-start text:name="__RefHeading___Toc35311_2412054139"/>Príloha A: CD médium – práca v elektronickej podobe<text:bookmark-end text:name="__RefHeading___Toc35311_2412054139"/></text:h>
      <text:h text:style-name="P25" text:outline-level="1" text:is-list-header="true"><text:bookmark-start text:name="__RefHeading___Toc34632_2412054139"/>Príloha <text:span text:style-name="T18">B</text:span>: <text:span text:style-name="T19">Inštalačná </text:span><text:span text:style-name="T18">príručka</text:span><text:bookmark-end text:name="__RefHeading___Toc34632_2412054139"/></text:h>
      <text:p text:style-name="P96"/>
      <text:p text:style-name="P43"><text:tab/>Tento dokument obsahuje inštalačnú dokumentáciu pre aplikáciu, vrátane krokov na migráciu databázy pomocou Django, postup zálohovania databázy s použitím cronjob-u a jej manuálneho obnovenia.</text:p>
      <text:p text:style-name="P35"><text:span text:style-name="T6"/></text:p>
      <text:p text:style-name="P35"><text:span text:style-name="T47">Pre všeobecné premenné budem používať </text:span><text:span text:style-name="Source_20_Text"><text:span text:style-name="T47">&lt;premenná&gt;</text:span></text:span><text:span text:style-name="T47">, čo znamená, že </text:span><text:span text:style-name="Source_20_Text"><text:span text:style-name="T47">&lt;premenná&gt;</text:span></text:span><text:span text:style-name="T47"> je označenie, ktoré sa používa na reprezentáciu akéhokoľvek typu premenných alebo hodnôt v rámci daného kontextu. Táto notácia nám umožňuje používať jednotný symbol (v tomto prípade </text:span><text:span text:style-name="Source_20_Text"><text:span text:style-name="T47">&lt;premenná&gt;</text:span></text:span><text:span text:style-name="T47">) na odkazovanie sa na rôzne premenné, názvy, hodnoty alebo iné entity, ktoré môžu byť ľubovoľného typu alebo obsahu. Pri použití tohto označenia je dôležité si uvedomiť, že ide len o symbolický názov a konkrétna premenná alebo hodnota by mala byť nahradená konkrétnym obsahom, ktorý je relevantný pre danú situáciu alebo úlohu. </text:span></text:p>
      <text:h text:style-name="P27" text:outline-level="2" text:is-list-header="true"><text:bookmark-start text:name="__RefHeading___Toc630_1598071276"/>Vytvorenie databázy:<text:bookmark-end text:name="__RefHeading___Toc630_1598071276"/></text:h>
      <text:p text:style-name="P96">Spustite nasledujúci príkaz na vytvorenie novej databázy:</text:p>
      <text:p text:style-name="P53">createdb -U &lt;postgres<text:span text:style-name="T14">ql meno&gt;</text:span> -h localhost &lt;<text:span text:style-name="T3">názov databázy</text:span>&gt;</text:p>
      <text:p text:style-name="P43"/>
      <text:p text:style-name="P4"><text:span text:style-name="Source_20_Text"><text:span text:style-name="T61">-U &lt;postgres</text:span></text:span><text:span text:style-name="Source_20_Text"><text:span text:style-name="T62">ql meno&gt;</text:span></text:span><text:span text:style-name="T46"> </text:span><text:span text:style-name="T48">u</text:span><text:span text:style-name="T46">rčuje používateľa databázy.</text:span></text:p>
      <text:p text:style-name="P94"><text:span text:style-name="Source_20_Text"><text:span text:style-name="T61">-h localhost</text:span></text:span><text:span text:style-name="T61"> </text:span><text:span text:style-name="T48">u</text:span><text:span text:style-name="T46">rčuje, že sa pripojíme k lokálnemu serveru PostgreSQL na adrese </text:span><text:span text:style-name="Source_20_Text"><text:span text:style-name="T46">localhost</text:span></text:span><text:span text:style-name="T46">.</text:span></text:p>
      <text:h text:style-name="P28" text:outline-level="2" text:is-list-header="true"><text:bookmark-start text:name="__RefHeading___Toc632_1598071276"/>Nastavenie postgresql:<text:bookmark-end text:name="__RefHeading___Toc632_1598071276"/></text:h>
      <text:p text:style-name="P100">Pre úspešné fungovanie aplikácie potrebujeme spustiť a nakonfigurovať postgresql server.</text:p>
      <text:p text:style-name="P100">Spustenie postgresql:</text:p>
      <text:p text:style-name="P101">sudo systemctl start postgresql</text:p>
      <text:p text:style-name="P100"/>
      <text:h text:style-name="P33" text:outline-level="3"><text:bookmark-start text:name="__RefHeading___Toc634_1598071276"/><text:soft-page-break/>Zistenie umiestnenia hlavného konfiguračného súboru:<text:bookmark-end text:name="__RefHeading___Toc634_1598071276"/></text:h>
      <text:p text:style-name="P43">Použite nasledujúci príkaz na zistenie umiestnenia hlavného konfiguračného súboru pre PostgreSQL:</text:p>
      <text:p text:style-name="P43"/>
      <text:p text:style-name="P14"><text:span text:style-name="Source_20_Text"><text:span text:style-name="T61">sudo psql -U &lt;postgres</text:span></text:span><text:span text:style-name="Source_20_Text"><text:span text:style-name="T62">ql meno&gt;</text:span></text:span><text:span text:style-name="Source_20_Text"><text:span text:style-name="T61"> -h localhost -c 'SHOW config_file'</text:span></text:span></text:p>
      <text:p text:style-name="P43">Tento príkaz vypíše cestu k hlavnému konfiguračnému súboru.</text:p>
      <text:h text:style-name="P34" text:outline-level="3"><text:bookmark-start text:name="__RefHeading___Toc636_1598071276"/>Úprava konfiguračného súboru postgresql.conf<text:bookmark-end text:name="__RefHeading___Toc636_1598071276"/></text:h>
      <text:p text:style-name="P15"><text:span text:style-name="T46">Otvorte konfiguračný súbor </text:span><text:span text:style-name="Source_20_Text"><text:span text:style-name="T46">postgresql.conf</text:span></text:span><text:span text:style-name="T46"> v textovom editore:</text:span></text:p>
      <text:p text:style-name="P43"/>
      <text:p text:style-name="P15"><text:span text:style-name="Source_20_Text"><text:span text:style-name="T61">sudo nano &lt;cesta_k_konfiguracnemu_suboru&gt;</text:span></text:span></text:p>
      <text:p text:style-name="P15"><text:span text:style-name="T46">Namiesto </text:span><text:span text:style-name="Source_20_Text"><text:span text:style-name="T61">&lt;cesta_k_konfiguracnemu_suboru&gt;</text:span></text:span><text:span text:style-name="T46"> dosadte cestu k súboru získanú pomocou príkazu </text:span><text:span text:style-name="Source_20_Text"><text:span text:style-name="T46">SHOW config_file</text:span></text:span><text:span text:style-name="T46">.</text:span></text:p>
      <text:h text:style-name="P34" text:outline-level="3"><text:bookmark-start text:name="__RefHeading___Toc638_1598071276"/>Nastavenie parametra listen_addresses:<text:bookmark-end text:name="__RefHeading___Toc638_1598071276"/></text:h>
      <text:p text:style-name="P16"><text:span text:style-name="Source_20_Text"><text:span text:style-name="T61">listen_addresses = '*'</text:span></text:span></text:p>
      <text:p text:style-name="P43">Tento parameter umožní PostgreSQL počúvať na všetkých rozhraniach.</text:p>
      <text:h text:style-name="P13" text:outline-level="3"><text:bookmark-start text:name="__RefHeading___Toc640_1598071276"/><text:span text:style-name="T72">Ú</text:span><text:span text:style-name="T45">prava súboru </text:span><text:span text:style-name="Source_20_Text"><text:span text:style-name="T45">pg_hba.conf</text:span></text:span><text:span text:style-name="T45">:</text:span><text:bookmark-end text:name="__RefHeading___Toc640_1598071276"/></text:h>
      <text:p text:style-name="P17"><text:span text:style-name="T49">N</text:span><text:span text:style-name="T46">ájdite cestu k súboru </text:span><text:span text:style-name="Source_20_Text"><text:span text:style-name="T61">pg_hba.conf</text:span></text:span><text:span text:style-name="T46">, ktorý obsahuje pravidlá autentifikácie.</text:span></text:p>
      <text:p text:style-name="P18"><text:span text:style-name="T46">Otvorte súbor </text:span><text:span text:style-name="Source_20_Text"><text:span text:style-name="T61">pg_hba.conf</text:span></text:span><text:span text:style-name="T46"> v textovom editore:</text:span></text:p>
      <text:p text:style-name="P57">sudo vim &lt;cesta_k_pg_hba_conf&gt;</text:p>
      <text:p text:style-name="P44"/>
      <text:p text:style-name="P44"><text:span text:style-name="T13">P</text:span>ridajte nasledujúci riadok na koniec súboru:</text:p>
      <text:p text:style-name="P43"/>
      <text:p text:style-name="P15"><text:span text:style-name="Source_20_Text"><text:span text:style-name="T61">host <text:s text:c="3"/>all <text:s text:c="6"/>all <text:s text:c="5"/>0.0.0.0/0 <text:s text:c="7"/>md5</text:span></text:span></text:p>
      <text:p text:style-name="P15"><text:span text:style-name="Source_20_Text"><text:span text:style-name="T46"/></text:span></text:p>
      <text:p text:style-name="P15"><text:span text:style-name="T46">Tento riadok povolí prístup pre všetkých používateľov z ľubovoľnej IP adresy (0.0.0.0/0) pomocou autentifikácie typu </text:span><text:span text:style-name="Source_20_Text"><text:span text:style-name="T46">md5</text:span></text:span><text:span text:style-name="T46">.</text:span></text:p>
      <text:h text:style-name="P34" text:outline-level="3"><text:bookmark-start text:name="__RefHeading___Toc642_1598071276"/>Reštartujte službu PostgreSQL pre aplikovanie zmien:<text:bookmark-end text:name="__RefHeading___Toc642_1598071276"/></text:h>
      <text:p text:style-name="P15"><text:span text:style-name="Source_20_Text"><text:span text:style-name="T61">sudo systemctl restart postgresql</text:span></text:span></text:p>
      <text:p text:style-name="P15"><text:span text:style-name="Source_20_Text"><text:span text:style-name="T46"/></text:span></text:p>
      <text:p text:style-name="P39"><text:soft-page-break/><text:span text:style-name="T46">Týmto spôsobom môžete úspešne upraviť konfiguráciu PostgreSQL na povolenie počúvania na všetkých rozhraniach a povoliť prístup z ľubovoľnej IP adresy cez autentifikáciu </text:span><text:span text:style-name="Source_20_Text"><text:span text:style-name="T46">md5</text:span></text:span><text:span text:style-name="T46">.</text:span></text:p>
      <text:h text:style-name="P29" text:outline-level="2" text:is-list-header="true"><text:bookmark-start text:name="__RefHeading___Toc3228_3607188548"/>Nastavenie .pgpass súboru pre automatické pripojenie k databáze<text:bookmark-end text:name="__RefHeading___Toc3228_3607188548"/></text:h>
      <text:h text:style-name="P34" text:outline-level="3"><text:bookmark-start text:name="__RefHeading___Toc3230_3607188548"/><text:span text:style-name="T44">V</text:span>ytvorenie .pgpass súboru<text:bookmark-end text:name="__RefHeading___Toc3230_3607188548"/></text:h>
      <text:p text:style-name="P15"><text:span text:style-name="T71">Vytvorte súbor s názvom </text:span><text:span text:style-name="Source_20_Text"><text:span text:style-name="T70">.pgpass</text:span></text:span><text:span text:style-name="T71"> v domovskom adresári. Súbor by mal mať nastavené povolenia </text:span><text:span text:style-name="T70">600</text:span><text:span text:style-name="T71">, aby bol prístupný len vám.</text:span></text:p>
      <text:p text:style-name="P60">touch .pgpass</text:p>
      <text:p text:style-name="P60">chmod 600 .pgpass</text:p>
      <text:h text:style-name="P34" text:outline-level="3"><text:bookmark-start text:name="__RefHeading___Toc3232_3607188548"/>Pridanie informácií o pripojení<text:bookmark-end text:name="__RefHeading___Toc3232_3607188548"/></text:h>
      <text:p text:style-name="P15"><text:span text:style-name="T71">Otvorte </text:span><text:span text:style-name="Source_20_Text"><text:span text:style-name="T70">.pgpass</text:span></text:span><text:span text:style-name="T71"> súbor v textovom editore a pridajte nasledujúci riadok:</text:span></text:p>
      <text:p text:style-name="P15"><text:span text:style-name="Source_20_Text"><text:span text:style-name="T70">localhost:5432:&lt;postgresql meno&gt;:&lt;názov databázy&gt;:&lt;postgresql heslo&gt;</text:span></text:span></text:p>
      <text:h text:style-name="P30" text:outline-level="2" text:is-list-header="true"><text:bookmark-start text:name="__RefHeading___Toc644_1598071276"/>Exportovanie základných údajov:<text:bookmark-end text:name="__RefHeading___Toc644_1598071276"/></text:h>
      <text:p text:style-name="P19"><text:span text:style-name="T46">Predpokladá sa, že máte exportovaný </text:span><text:span text:style-name="Source_20_Text"><text:span text:style-name="T46">.sql</text:span></text:span><text:span text:style-name="T46"> súbor (</text:span><text:span text:style-name="Source_20_Text"><text:span text:style-name="T46">app_macky_dump_base.sql</text:span></text:span><text:span text:style-name="T46">), ktorý obsahuje základné údaje potrebné pre vašu aplikáciu. Na importovanie tohto súboru použite nasledujúci príkaz:</text:span></text:p>
      <text:p text:style-name="P43"/>
      <text:p text:style-name="P54">psql -U postgres -h localhost -d &lt;<text:span text:style-name="T3">názov databázy</text:span>&gt; -f app_macky_dump_base.sql</text:p>
      <text:p text:style-name="P43"/>
      <text:p text:style-name="P96">Týmto spôsobom sa vytvorí a naplní vaša databáza s potrebnými údajmi pre správny chod <text:span text:style-name="T1">n</text:span>ašej aplikácie. Uistite sa, že názvy databázy a súbory sú správne a zodpovedajú konfigurácii.</text:p>
      <text:h text:style-name="P27" text:outline-level="2" text:is-list-header="true"><text:bookmark-start text:name="__RefHeading___Toc646_1598071276"/>Nastavenie aplikáci<text:span text:style-name="T20">i</text:span><text:bookmark-end text:name="__RefHeading___Toc646_1598071276"/></text:h>
      <text:p text:style-name="P15"><text:span text:style-name="T46">V súbore </text:span><text:span text:style-name="Source_20_Text"><text:span text:style-name="T46">settings.py</text:span></text:span><text:span text:style-name="T46"> v konfigurácii premenných </text:span><text:span text:style-name="Source_20_Text"><text:span text:style-name="T61">DATABASES</text:span></text:span><text:span text:style-name="T46"> nastavíme potrebné parametre na pripojenie k databáze a tiež na určenie IP adresy, na ktorej bude server Django </text:span><text:span text:style-name="T50">spustený</text:span><text:span text:style-name="T46">. Tu je zjednodušený príklad nastavenia:</text:span></text:p>
      <text:p text:style-name="P43"/>
      <text:p text:style-name="P43">D<text:span text:style-name="T23">ATABASES = {</text:span></text:p>
      <text:p text:style-name="P55"><text:soft-page-break/><text:s text:c="4"/>'default': {</text:p>
      <text:p text:style-name="P55"><text:s text:c="8"/>'ENGINE': 'django.db.backends.postgresql',</text:p>
      <text:p text:style-name="P54"><text:s text:c="8"/>'NAME': '&lt;<text:span text:style-name="T3">názov databázy</text:span>&gt;',</text:p>
      <text:p text:style-name="P55"><text:s text:c="8"/>'USER': '&lt;postgres<text:span text:style-name="T15">ql meno</text:span>&gt;',</text:p>
      <text:p text:style-name="P55"><text:s text:c="8"/>'PASSWORD': '&lt;<text:span text:style-name="T15">postgresql heslo</text:span>&gt;',</text:p>
      <text:p text:style-name="P20"><text:span text:style-name="T61"><text:s text:c="8"/>'HOST': '</text:span><text:span text:style-name="Source_20_Text"><text:span text:style-name="T61">&lt;</text:span></text:span><text:span text:style-name="Source_20_Text"><text:span text:style-name="T63">IP ADRESA</text:span></text:span><text:span text:style-name="Source_20_Text"><text:span text:style-name="T61">&gt;</text:span></text:span><text:span text:style-name="T61">',</text:span></text:p>
      <text:p text:style-name="P55"><text:s text:c="8"/>'PORT': '5432',</text:p>
      <text:p text:style-name="P55"><text:s text:c="4"/>}</text:p>
      <text:p text:style-name="P55">}</text:p>
      <text:p text:style-name="P55"/>
      <text:p text:style-name="P96">Popis parametrov:</text:p>
      <text:p text:style-name="P5"><text:span text:style-name="Source_20_Text"><text:span text:style-name="T61">'ENGINE': 'django.db.backends.postgresql'</text:span></text:span><text:span text:style-name="Source_20_Text"><text:span text:style-name="T46"> </text:span></text:span><text:span text:style-name="Source_20_Text"><text:span text:style-name="T51">u</text:span></text:span><text:span text:style-name="T46">rčuje použitý databázový </text:span><text:span text:style-name="T52">stroj</text:span><text:span text:style-name="T46">. V tomto prípade sa používa PostgreSQL.</text:span></text:p>
      <text:p text:style-name="P6"><text:span text:style-name="Source_20_Text"><text:span text:style-name="T61">'USER': '&lt;postgres</text:span></text:span><text:span text:style-name="Source_20_Text"><text:span text:style-name="T64">ql meno</text:span></text:span><text:span text:style-name="Source_20_Text"><text:span text:style-name="T61">&gt;'</text:span></text:span><text:span text:style-name="Source_20_Text"><text:span text:style-name="T46"> </text:span></text:span><text:span text:style-name="Source_20_Text"><text:span text:style-name="T51">u</text:span></text:span><text:span text:style-name="T46">rčuje používateľské meno, ktoré sa použije na autentifikáciu pri pripájaní k databáze.</text:span></text:p>
      <text:p text:style-name="P7"><text:span text:style-name="Source_20_Text"><text:span text:style-name="T61">'PASSWORD': '&lt;</text:span></text:span><text:span text:style-name="Source_20_Text"><text:span text:style-name="T64">postgresql heslo</text:span></text:span><text:span text:style-name="Source_20_Text"><text:span text:style-name="T61">&gt;'</text:span></text:span><text:span text:style-name="Source_20_Text"><text:span text:style-name="T46"> </text:span></text:span><text:span text:style-name="Source_20_Text"><text:span text:style-name="T51">u</text:span></text:span><text:span text:style-name="T46">rčuje heslo používateľa, ktoré sa použije na autentifikáciu pri pripájaní k databáze.</text:span></text:p>
      <text:p text:style-name="P8"><text:span text:style-name="Source_20_Text"><text:span text:style-name="T61">'HOST': '&lt;</text:span></text:span><text:span text:style-name="Source_20_Text"><text:span text:style-name="T63">IP ADRESA</text:span></text:span><text:span text:style-name="Source_20_Text"><text:span text:style-name="T61">&gt;'</text:span></text:span><text:span text:style-name="Source_20_Text"><text:span text:style-name="T46"> </text:span></text:span><text:span text:style-name="Source_20_Text"><text:span text:style-name="T51">u</text:span></text:span><text:span text:style-name="T46">rčuje adresu (IP alebo doménové meno), na ktorej </text:span><text:span text:style-name="T53">je spustený </text:span><text:span text:style-name="T46">databázový server.</text:span></text:p>
      <text:p text:style-name="P5"><text:span text:style-name="Source_20_Text"><text:span text:style-name="T61">'PORT': '5432'</text:span></text:span><text:span text:style-name="Source_20_Text"><text:span text:style-name="T46"> </text:span></text:span><text:span text:style-name="Source_20_Text"><text:span text:style-name="T51">u</text:span></text:span><text:span text:style-name="T46">rčuje port, na ktorom databázový server počúva na pripojenia. Predvolený port pre PostgreSQL je 5432.</text:span></text:p>
      <text:h text:style-name="P31" text:outline-level="2" text:is-list-header="true"><text:bookmark-start text:name="__RefHeading___Toc648_1598071276"/><text:span text:style-name="T17">Zostavenie</text:span> kontajnera:<text:bookmark-end text:name="__RefHeading___Toc648_1598071276"/></text:h>
      <text:p text:style-name="P1"><text:span text:style-name="Source_20_Text"><text:span text:style-name="T61">sudo docker build -t &lt;</text:span></text:span><text:span text:style-name="Source_20_Text"><text:span text:style-name="T65">docker obraz názov</text:span></text:span><text:span text:style-name="Source_20_Text"><text:span text:style-name="T61">&gt;</text:span></text:span></text:p>
      <text:p text:style-name="P9"><text:span text:style-name="T46">Tento príkaz vytvorí nový </text:span><text:span text:style-name="T54">d</text:span><text:span text:style-name="T46">ocker obraz s názvom </text:span><text:span text:style-name="Source_20_Text"><text:span text:style-name="T61">&lt;</text:span></text:span><text:span text:style-name="Source_20_Text"><text:span text:style-name="T65">docker obraz názov</text:span></text:span><text:span text:style-name="Source_20_Text"><text:span text:style-name="T61">&gt;</text:span></text:span><text:span text:style-name="T46"> na základe súboru </text:span><text:span text:style-name="T55">d</text:span><text:span text:style-name="Source_20_Text"><text:span text:style-name="T46">ockerfile</text:span></text:span><text:span text:style-name="T46"> v aktuálnom adresári.</text:span></text:p>
      <text:p text:style-name="P10"><text:span text:style-name="Source_20_Text"><text:span text:style-name="T61">&lt;</text:span></text:span><text:span text:style-name="Source_20_Text"><text:span text:style-name="T65">docker obraz názov</text:span></text:span><text:span text:style-name="Source_20_Text"><text:span text:style-name="T61">&gt;</text:span></text:span><text:span text:style-name="T46"> je názov obrazu, ktorý sa má spustiť vo forme kontajnera.</text:span></text:p>
      <text:p text:style-name="P97"><text:span text:style-name="T40">V tomto súbore potrebujeme taktiež nastaviť port, na ktorom bude aplikácia spustená:</text:span></text:p>
      <text:p text:style-name="P99">CMD ["python3", "manage.py", "runserver", "0.0.0.0:&lt;<text:span text:style-name="T4">port</text:span>&gt;"]</text:p>
      <text:h text:style-name="P31" text:outline-level="2" text:is-list-header="true"><text:bookmark-start text:name="__RefHeading___Toc650_1598071276"/><text:soft-page-break/>Spustenie kontajnera:<text:bookmark-end text:name="__RefHeading___Toc650_1598071276"/></text:h>
      <text:p text:style-name="P2"><text:span text:style-name="Source_20_Text"><text:span text:style-name="T61">sudo docker run -v &lt;</text:span></text:span><text:span text:style-name="Source_20_Text"><text:span text:style-name="T66">MEDIA</text:span></text:span><text:span text:style-name="Source_20_Text"><text:span text:style-name="T61">&gt;:/app/media/ -p </text:span></text:span><text:span text:style-name="Source_20_Text"><text:span text:style-name="T67">&lt;</text:span></text:span><text:span text:style-name="Source_20_Text"><text:span text:style-name="T68">port</text:span></text:span><text:span text:style-name="Source_20_Text"><text:span text:style-name="T67">&gt;</text:span></text:span><text:span text:style-name="Source_20_Text"><text:span text:style-name="T61">:</text:span></text:span><text:span text:style-name="Source_20_Text"><text:span text:style-name="T67">&lt;</text:span></text:span><text:span text:style-name="Source_20_Text"><text:span text:style-name="T68">port</text:span></text:span><text:span text:style-name="Source_20_Text"><text:span text:style-name="T67">&gt;</text:span></text:span><text:span text:style-name="Source_20_Text"><text:span text:style-name="T61"> <text:s/>-</text:span></text:span><text:span text:style-name="Source_20_Text"><text:span text:style-name="T69">d &lt;</text:span></text:span><text:span text:style-name="Source_20_Text"><text:span text:style-name="T65">docker obraz názov</text:span></text:span><text:span text:style-name="Source_20_Text"><text:span text:style-name="T69">&gt;</text:span></text:span></text:p>
      <text:p text:style-name="P11"><text:span text:style-name="T46">Tento príkaz spustí kontajner z vytvoreného obrazu </text:span><text:span text:style-name="Source_20_Text"><text:span text:style-name="T69">&lt;</text:span></text:span><text:span text:style-name="Source_20_Text"><text:span text:style-name="T65">docker obraz názov</text:span></text:span><text:span text:style-name="Source_20_Text"><text:span text:style-name="T69">&gt;</text:span></text:span><text:span text:style-name="T46">:</text:span></text:p>
      <text:p text:style-name="P10"><text:span text:style-name="T61">- </text:span><text:span text:style-name="Source_20_Text"><text:span text:style-name="T61">&lt;</text:span></text:span><text:span text:style-name="Source_20_Text"><text:span text:style-name="T66">MEDIA</text:span></text:span><text:span text:style-name="Source_20_Text"><text:span text:style-name="T61">&gt;</text:span></text:span><text:span text:style-name="Source_20_Text"><text:span text:style-name="T46">: </text:span></text:span><text:span text:style-name="Source_20_Text"><text:span text:style-name="T56">premenná predstavuje </text:span></text:span><text:span text:style-name="Source_20_Text"><text:span text:style-name="T57">absolút</text:span></text:span><text:span text:style-name="Source_20_Text"><text:span text:style-name="T56">nu</text:span></text:span><text:span text:style-name="Source_20_Text"><text:span text:style-name="T57"> cest</text:span></text:span><text:span text:style-name="Source_20_Text"><text:span text:style-name="T56">u</text:span></text:span><text:span text:style-name="Source_20_Text"><text:span text:style-name="T57"> do adresára kde sa nachádza adresár </text:span></text:span><text:span text:style-name="Source_20_Text"><text:span text:style-name="T58">s obrázkami</text:span></text:span></text:p>
      <text:p text:style-name="P12"><text:span text:style-name="Source_20_Text"><text:span text:style-name="T61">-v &lt;</text:span></text:span><text:span text:style-name="Source_20_Text"><text:span text:style-name="T66">MEDIA</text:span></text:span><text:span text:style-name="Source_20_Text"><text:span text:style-name="T61">&gt;:/app/media/</text:span></text:span><text:span text:style-name="T46">: Tento parameter zabezpečí mapovanie priečinku </text:span><text:span text:style-name="Source_20_Text"><text:span text:style-name="T61">&lt;</text:span></text:span><text:span text:style-name="Source_20_Text"><text:span text:style-name="T66">MEDIA&gt;</text:span></text:span><text:span text:style-name="T46"> na priečinok </text:span><text:span text:style-name="Source_20_Text"><text:span text:style-name="T61">/app/media/</text:span></text:span><text:span text:style-name="T46"> vo vnútri kontajnera. Toto je </text:span><text:span text:style-name="T59">potrebné</text:span><text:span text:style-name="T46"> pre zdieľanie dát medzi hostiteľským strojom a kontajnerom a v našom prípade mapujeme priečinok s obrázkami.</text:span></text:p>
      <text:p text:style-name="P3"><text:span text:style-name="Source_20_Text"><text:span text:style-name="T61">-p </text:span></text:span><text:span text:style-name="Source_20_Text"><text:span text:style-name="T67">&lt;</text:span></text:span><text:span text:style-name="Source_20_Text"><text:span text:style-name="T68">port</text:span></text:span><text:span text:style-name="Source_20_Text"><text:span text:style-name="T67">&gt;</text:span></text:span><text:span text:style-name="Source_20_Text"><text:span text:style-name="T61">:</text:span></text:span><text:span text:style-name="Source_20_Text"><text:span text:style-name="T67">&lt;</text:span></text:span><text:span text:style-name="Source_20_Text"><text:span text:style-name="T68">port</text:span></text:span><text:span text:style-name="Source_20_Text"><text:span text:style-name="T67">&gt;</text:span></text:span><text:span text:style-name="T46">: Tento parameter mapuje port z hostiteľského stroja na port vo vnútri kontajnera. To umožní prístup k aplikácii, ktorá beží vo vnútri kontajnera na port</text:span><text:span text:style-name="T59">u</text:span><text:span text:style-name="T46"> zvonk</text:span><text:span text:style-name="T59">u</text:span><text:span text:style-name="T46">.</text:span></text:p>
      <text:p text:style-name="P98"><text:span text:style-name="T23">-</text:span><text:span text:style-name="T24">d</text:span><text:span text:style-name="T2"> spôsobí že docker bude bežať na pozadí.</text:span></text:p>
      <text:h text:style-name="P32" text:outline-level="2" text:is-list-header="true"><text:bookmark-start text:name="__RefHeading___Toc3252_3607188548"/>Zastavenie <text:span text:style-name="T20">k</text:span>ontajneru a <text:span text:style-name="T20">č</text:span>istenie <text:span text:style-name="T20">d</text:span>atabázy (<text:span text:style-name="T20">v</text:span>oliteľné):<text:bookmark-end text:name="__RefHeading___Toc3252_3607188548"/></text:h>
      <text:p text:style-name="P62"><text:bookmark-start text:name="__RefHeading___Toc3254_3607188548"/>Po úspešnej obnove môžete zastaviť kontajner, ak už nie je potrebná.<text:bookmark-end text:name="__RefHeading___Toc3254_3607188548"/></text:p>
      <text:p text:style-name="P43">Najprv zistíme aké ID má náš kontajner:</text:p>
      <text:p text:style-name="P43"/>
      <text:p text:style-name="P55">sudo docker ps -l</text:p>
      <text:p text:style-name="P43">teraz použijeme <text:span text:style-name="T23">&lt;CONTAINER ID&gt;</text:span> pre zastavenie procesu</text:p>
      <text:p text:style-name="P55">docker stop &lt;CONTAINER ID&gt;</text:p>
      <text:h text:style-name="P31" text:outline-level="2" text:is-list-header="true"><text:bookmark-start text:name="__RefHeading___Toc654_1598071276"/>Zálohovanie (<text:span text:style-name="T20">k</text:span>aždý<text:span text:style-name="T11">ch</text:span> <text:span text:style-name="T21">14</text:span> <text:span text:style-name="T11">dní</text:span>)<text:bookmark-end text:name="__RefHeading___Toc654_1598071276"/></text:h>
      <text:p text:style-name="P15"><text:span text:style-name="T49">S</text:span><text:span text:style-name="T60">úbor</text:span><text:span text:style-name="T46"> </text:span><text:span text:style-name="Source_20_Text"><text:span text:style-name="T46">cronjob.sh</text:span></text:span><text:span text:style-name="T46"> slúži na periodické zálohovanie databázy a manipuláciu súborov v pravidelných intervaloch. Zálohy sa vytvárajú každý druhý deň od špecifikovaného začiatočného dátumu.</text:span></text:p>
      <text:h text:style-name="P13" text:outline-level="3"><text:bookmark-start text:name="__RefHeading___Toc3236_3607188548"/><text:span text:style-name="Strong_20_Emphasis"><text:span text:style-name="T45">Priraďte práva:</text:span></text:span><text:bookmark-end text:name="__RefHeading___Toc3236_3607188548"/></text:h>
      <text:p text:style-name="P55"><text:span text:style-name="T10">c</text:span>hmod +x cronjob.s<text:span text:style-name="T22">h</text:span></text:p>
      <text:h text:style-name="P34" text:outline-level="3"><text:bookmark-start text:name="__RefHeading___Toc3238_3607188548"/>Konfigurácia crontab pre pravidelné spúšťanie skriptu:<text:bookmark-end text:name="__RefHeading___Toc3238_3607188548"/></text:h>
      <text:p text:style-name="P15"><text:span text:style-name="Strong_20_Emphasis"><text:span text:style-name="T71">Otvorenie crontab editora:</text:span></text:span></text:p>
      <text:p text:style-name="P55">crontab -e</text:p>
      <text:p text:style-name="P43"/>
      <text:p text:style-name="P62"><text:soft-page-break/><text:span text:style-name="T5">pridá</text:span><text:span text:style-name="T9">me</text:span><text:span text:style-name="T5"> nasledujúci záznam:</text:span></text:p>
      <text:p text:style-name="P55">00 00 * * * &lt;cronjob.sh cesta&gt;</text:p>
      <text:h text:style-name="P13" text:outline-level="3"><text:bookmark-start text:name="__RefHeading___Toc3240_3607188548"/><text:span text:style-name="Strong_20_Emphasis"><text:span text:style-name="T45">Vytvorenie zálohovacieho adresára:</text:span></text:span><text:bookmark-end text:name="__RefHeading___Toc3240_3607188548"/></text:h>
      <text:p text:style-name="P43">Vytvorte adresár pre ukladanie záloh databázy.</text:p>
      <text:p text:style-name="P55"><text:span text:style-name="T12">m</text:span>kdir &lt;<text:span text:style-name="T12">zálohovací adresár</text:span>&gt;</text:p>
      <text:p text:style-name="P15"><text:span text:style-name="Strong_20_Emphasis"><text:span text:style-name="T46"/></text:span></text:p>
      <text:p text:style-name="P43">Umožnite zápis do adresára, aby bol skript schopný uložiť zálohy.</text:p>
      <text:p text:style-name="P56">sudo chmod 777 &lt;<text:span text:style-name="T12">zálohovací adresár</text:span>&gt;</text:p>
      <text:p text:style-name="P43"/>
      <text:p text:style-name="P43">Nakoniec prepí<text:span text:style-name="T12">šte</text:span> aj <text:span text:style-name="T12">premenné pre </text:span>cieľové adresáre v <text:span text:style-name="T12">súbore </text:span><text:span text:style-name="T23">cronjob.sh</text:span>.</text:p>
      <text:h text:style-name="P27" text:outline-level="2" text:is-list-header="true"><text:bookmark-start text:name="__RefHeading___Toc656_1598071276"/>Obnova <text:span text:style-name="T20">d</text:span>atabázy zo <text:span text:style-name="T20">z</text:span>álohy:<text:bookmark-end text:name="__RefHeading___Toc656_1598071276"/></text:h>
      <text:p text:style-name="P50">Najprv musíme zmazať aktuálnu databázu a následne ju znova vytvoríme aby bola prázdna:</text:p>
      <text:p text:style-name="P50">Je to hlavne z dôvodu že zálohovaný .sql súbor nemá kontrolu pre existenciu tabuliek.</text:p>
      <text:p text:style-name="P50"/>
      <text:p text:style-name="P58">dropdb -U &lt;postgres<text:span text:style-name="T16">ql meno</text:span>&gt; -h localhost &lt;<text:span text:style-name="T3">názov databázy</text:span>&gt;</text:p>
      <text:p text:style-name="P59">createdb -U &lt;postgres<text:span text:style-name="T16">ql meno</text:span>&gt; -h localhost &lt;<text:span text:style-name="T3">názov databázy</text:span>&gt;</text:p>
      <text:p text:style-name="P43"/>
      <text:p text:style-name="P50">Ak máme vytvorené databázu, vykonáme príkaz, ktorý obnoví údaje zo zálohy.</text:p>
      <text:p text:style-name="P45"/>
      <text:p text:style-name="P54">psql -U postgres -h localhost -d &lt;<text:span text:style-name="T3">názov databázy</text:span>&gt; -f &lt;<text:span text:style-name="T3">záloha</text:span>&gt;.sql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24" text:outline-level="1" text:is-list-header="true"><text:bookmark-start text:name="__RefHeading___Toc35313_2412054139"/><text:soft-page-break/>Príloha <text:span text:style-name="T18">C</text:span>: Používateľská príručk<text:span text:style-name="T26">a</text:span><text:bookmark-end text:name="__RefHeading___Toc35313_2412054139"/></text:h>
      <text:p text:style-name="P46"/>
      <text:p text:style-name="P46"><text:tab/>Táto dokumentácia vám pomôže zoznámiť sa s aplikáciou a naučiť sa ju používať. Nájdete tu informácie o jej funkciách, rozhraní a o tom, ako ju môžete využiť na dosiahnutie vašich cieľov.</text:p>
      <text:p text:style-name="P46"/>
      <text:h text:style-name="P27" text:outline-level="2" text:is-list-header="true"><text:bookmark-start text:name="__RefHeading___Toc145_3945760945"/>Neregistrovaný užíva<text:span text:style-name="T27">t</text:span>eľ<text:bookmark-end text:name="__RefHeading___Toc145_3945760945"/></text:h>
      <text:p text:style-name="P46"><text:tab/>Neregistrovaní užívatelia majú obmedzené možnosti interakcie so systémom a prístup k určitým funkciám je limitovaný. Ich skúsenosť je prevažne pasívna, umožňujúca prezeranie obsahu bez možnosti aktívneho prispievania. <text:span text:style-name="T28">Ponúka sa možnosť registrácie a následného prihlásenia čím sa zmení na registrovaného užívateľa.</text:span></text:p>
      <text:h text:style-name="P33" text:outline-level="3"><text:bookmark-start text:name="__RefHeading___Toc162_3945760945"/>Komentovanie<text:bookmark-end text:name="__RefHeading___Toc162_3945760945"/></text:h>
      <text:p text:style-name="P63"><text:span text:style-name="T7"><text:tab/>Neregistrovaný užívateľ môže vytvoriť komentár na akýkoľvek záznam, avšak tento komentár nebude viditeľný dokým nebude schválený administrátorom. Tento mechanizmus zabezpečuje, že obsah zostáva kontrolovaný a kvalita diskusie je udržiavaná na vysokej úrovni. Schvaľovací proces </text:span><text:span text:style-name="T8">z</text:span><text:span text:style-name="T7">aisťuje relevantnosť komentárov.</text:span></text:p>
      <text:p text:style-name="P63"/>
      <text:list xml:id="list536693200" text:style-name="L2">
        <text:list-item>
          <text:p text:style-name="P36"><text:span text:style-name="Strong_20_Emphasis"><text:span text:style-name="T45">Výber galérie:</text:span></text:span></text:p>
        </text:list-item>
      </text:list>
      <text:list xml:id="list3999451949" text:style-name="L40">
        <text:list-item>
          <text:p text:style-name="P64">Otvorte sekciu „Galérie“.</text:p>
        </text:list-item>
        <text:list-item>
          <text:p text:style-name="P64">Vyberte požadovanú galériu, ktorú chcete prehľadávať.</text:p>
        </text:list-item>
      </text:list>
      <text:list xml:id="list1621942869" text:style-name="L41">
        <text:list-item>
          <text:p text:style-name="P37"><text:span text:style-name="Strong_20_Emphasis"><text:span text:style-name="T45">Zobrazenie záznamov:</text:span></text:span></text:p>
        </text:list-item>
      </text:list>
      <text:list xml:id="list339577411" text:style-name="L42">
        <text:list-item>
          <text:p text:style-name="P65">Po výbere galérie sa zobrazia jednotlivé záznamy.</text:p>
        </text:list-item>
      </text:list>
      <text:list xml:id="list204011968708842" text:continue-list="list1621942869" text:style-name="L41">
        <text:list-item>
          <text:p text:style-name="P37"><text:span text:style-name="Strong_20_Emphasis"><text:span text:style-name="T45">Detailné zobrazenie záznamu:</text:span></text:span></text:p>
        </text:list-item>
      </text:list>
      <text:list xml:id="list2583390213" text:style-name="L43">
        <text:list-item>
          <text:p text:style-name="P66">Kliknite na tlačidlo „Zobraziť detaily“ pri zázname, ktorý chcete podrobnejšie preskúmať.</text:p>
        </text:list-item>
      </text:list>
      <text:list xml:id="list204013346180583" text:continue-list="list204011968708842" text:style-name="L41">
        <text:list-item>
          <text:p text:style-name="P37"><text:span text:style-name="Strong_20_Emphasis"><text:span text:style-name="T45">Pridanie komentára:</text:span></text:span></text:p>
        </text:list-item>
      </text:list>
      <text:list xml:id="list1728987368" text:style-name="L44">
        <text:list-item>
          <text:p text:style-name="P67">V detailnom zobrazení záznamu nájdite na konci stránky tlačidlo „Prida<text:span text:style-name="T29">ť</text:span> komentár“.</text:p>
        </text:list-item>
        <text:list-item>
          <text:p text:style-name="P67">Kliknite na tlačidlo „Prida<text:span text:style-name="T30">ť</text:span> komentár“.</text:p>
        </text:list-item>
        <text:list-item>
          <text:p text:style-name="P67">Zobrazí sa pole pre napísanie komentára.</text:p>
        </text:list-item>
      </text:list>
      <text:list xml:id="list204012192689877" text:continue-list="list204013346180583" text:style-name="L41">
        <text:list-item>
          <text:p text:style-name="P37"><text:span text:style-name="Strong_20_Emphasis"><text:span text:style-name="T45">Potvrdenie komentára:</text:span></text:span></text:p>
        </text:list-item>
      </text:list>
      <text:list xml:id="list3898078105" text:style-name="L45">
        <text:list-item>
          <text:p text:style-name="P68">Napíšte svoj komentár do zobrazeného poľa.</text:p>
        </text:list-item>
        <text:list-item>
          <text:p text:style-name="P68"><text:soft-page-break/>Pre potvrdenie komentára kliknite na tlačidlo „Potvrď komentár“.</text:p>
        </text:list-item>
      </text:list>
      <text:h text:style-name="P27" text:outline-level="2" text:is-list-header="true"><text:bookmark-start text:name="__RefHeading___Toc147_3945760945"/><text:span text:style-name="T27">Registrovaný</text:span> užívateľ<text:bookmark-end text:name="__RefHeading___Toc147_3945760945"/></text:h>
      <text:p text:style-name="P46"><text:tab/>Registrovaní užívatelia majú širšie spektrum funkcií a môžu plne využívať všetky ponúkané možnosti platformy. Registrácia im umožňuje aktívne sa zapájať a prispievať do obsahu stránky.</text:p>
      <text:h text:style-name="P33" text:outline-level="3"><text:bookmark-start text:name="__RefHeading___Toc149_3945760945"/>Pridanie záznamu<text:bookmark-end text:name="__RefHeading___Toc149_3945760945"/></text:h>
      <text:p text:style-name="P46"><text:tab/>Registrovaní užívatelia môžu pridávať nové záznamy. Táto funkcia im umožňuje aktívne prispievať obsah, či už ide o články, fotografie alebo iné typy dokumentov.</text:p>
      <text:p text:style-name="P46"/>
      <text:list xml:id="list1101790711" text:style-name="L46">
        <text:list-item>
          <text:p text:style-name="P77"><text:span text:style-name="Strong_20_Emphasis"><text:span text:style-name="T45">Otvorenie sekcie formuláre:</text:span></text:span></text:p>
        </text:list-item>
      </text:list>
      <text:list xml:id="list2891681408" text:style-name="L47">
        <text:list-item>
          <text:list>
            <text:list-item>
              <text:p text:style-name="P102">Prejdite do sekcie „Formuláre“ z hlavného menu alebo navigačného panelu.</text:p>
            </text:list-item>
          </text:list>
        </text:list-item>
        <text:list-item>
          <text:p text:style-name="P78"><text:span text:style-name="Strong_20_Emphasis"><text:span text:style-name="T45">Zobrazenie dostupných formulárov:</text:span></text:span></text:p>
          <text:list>
            <text:list-item>
              <text:p text:style-name="P102">V sekcii formuláre sa zobrazí tabuľka s rôznymi dostupnými formulármi. Každý formulár je určený na vytvorenie rôznych typov záznamov, ako sú články, fotografie, udalosti a ďalšie.</text:p>
            </text:list-item>
          </text:list>
        </text:list-item>
        <text:list-item>
          <text:p text:style-name="P78"><text:span text:style-name="Strong_20_Emphasis"><text:span text:style-name="T45">Výber formulára:</text:span></text:span></text:p>
          <text:list>
            <text:list-item>
              <text:p text:style-name="P102">Prezrite si zoznam dostupných formulárov a vyberte ten, ktorý najlepšie vyhovuje typu záznamu, ktorý chcete pridať.</text:p>
            </text:list-item>
            <text:list-item>
              <text:p text:style-name="P102">Kliknite na tlačidlo „Vyplniť formulár“ vedľa zvoleného formulára.</text:p>
            </text:list-item>
          </text:list>
        </text:list-item>
        <text:list-item>
          <text:p text:style-name="P78"><text:span text:style-name="Strong_20_Emphasis"><text:span text:style-name="T45">Vyplnenie formulára:</text:span></text:span></text:p>
          <text:list>
            <text:list-item>
              <text:p text:style-name="P102">Po otvorení formulára sa zobrazí niekoľko polí na vyplnenie. </text:p>
            </text:list-item>
          </text:list>
        </text:list-item>
      </text:list>
      <text:list xml:id="list4207902574" text:style-name="L48">
        <text:list-item>
          <text:list>
            <text:list-item>
              <text:p text:style-name="P104">Niektoré polia môžu byť povinné <text:span text:style-name="T31">a teda po kliknutí tlačidla „Potvrdiť“ sa môže zobraziť informácia o povinnom vyplnení poľa.</text:span></text:p>
            </text:list-item>
          </text:list>
        </text:list-item>
      </text:list>
      <text:list xml:id="list204011398614060" text:continue-list="list2891681408" text:style-name="L47">
        <text:list-item>
          <text:p text:style-name="P78"><text:span text:style-name="Strong_20_Emphasis"><text:span text:style-name="T45">Potvrdenie záznamu:</text:span></text:span></text:p>
          <text:list>
            <text:list-item>
              <text:p text:style-name="P102">Po vyplnení všetkých potrebných informácií skontrolujte správnosť údajov.</text:p>
            </text:list-item>
            <text:list-item>
              <text:p text:style-name="P102">Kliknite na tlačidlo „Potvrdiť“ na spodnej časti formulára.</text:p>
            </text:list-item>
            <text:list-item>
              <text:p text:style-name="P102">Systém vás <text:span text:style-name="T32">bude</text:span> informovať o úspešnom pridaní záznamu alebo vás upozorniť na chýbajúce povinné polia, ktoré je potrebné doplniť pred potvrdením.</text:p>
            </text:list-item>
          </text:list>
        </text:list-item>
        <text:list-item>
          <text:p text:style-name="P78"><text:span text:style-name="Strong_20_Emphasis"><text:span text:style-name="T45">Overenie pridaného záznamu:</text:span></text:span></text:p>
          <text:list>
            <text:list-item>
              <text:p text:style-name="P103"><text:soft-page-break/>Po potvrdení môžete skontrolovať svoj nový záznam v príslušnej sekcii alebo galérii, aby ste sa uistili, že všetky údaje boli správne uložené.</text:p>
            </text:list-item>
          </text:list>
        </text:list-item>
      </text:list>
      <text:h text:style-name="P33" text:outline-level="3"><text:bookmark-start text:name="__RefHeading___Toc151_3945760945"/>Odstránenie záznamu<text:bookmark-end text:name="__RefHeading___Toc151_3945760945"/></text:h>
      <text:p text:style-name="P46"><text:tab/>Registrovaní užívatelia majú možnosť odstrániť svoje vlastné záznamy. Táto funkcia im dáva kontrolu nad ich príspevkami a umožňuje im upravovať alebo mazať obsah podľa potreby.</text:p>
      <text:p text:style-name="P46"/>
      <text:list xml:id="list2456335139" text:style-name="L49">
        <text:list-item>
          <text:p text:style-name="P75"><text:span text:style-name="Strong_20_Emphasis"><text:span text:style-name="T45">Odstránenie záznamu v sekcii „Moje záznamy“:</text:span></text:span></text:p>
        </text:list-item>
      </text:list>
      <text:list xml:id="list1456759329" text:style-name="L50">
        <text:list-item>
          <text:list>
            <text:list-item>
              <text:p text:style-name="P105">Prejdite do sekcie „Moje záznamy“ z hlavného menu alebo osobného profilu.</text:p>
            </text:list-item>
            <text:list-item>
              <text:p text:style-name="P105">V tejto sekcii sa zobrazí zoznam všetkých záznamov, ktoré ste vytvorili.</text:p>
            </text:list-item>
            <text:list-item>
              <text:p text:style-name="P105">Nájdite záznam, ktorý chcete odstrániť.</text:p>
            </text:list-item>
            <text:list-item>
              <text:p text:style-name="P105">Kliknite na tlačidlo „Vymaž záznam“ vedľa príslušného záznamu.</text:p>
            </text:list-item>
          </text:list>
        </text:list-item>
        <text:list-item>
          <text:p text:style-name="P79"><text:span text:style-name="Strong_20_Emphasis"><text:span text:style-name="T45">Odstránenie záznamu pri prehľadávaní galérie:</text:span></text:span></text:p>
          <text:list>
            <text:list-item>
              <text:p text:style-name="P105">Otvorte sekciu „Galérie“ a prehliadajte záznamy, kým nenájdete svoj vlastný.</text:p>
            </text:list-item>
            <text:list-item>
              <text:p text:style-name="P105">Kliknite na tlačidlo „Zobraziť detaily“ pri zázname, ktorý chcete odstrániť.</text:p>
            </text:list-item>
            <text:list-item>
              <text:p text:style-name="P105">Ak je záznam váš, v detailnom zobrazení záznamu sa v pravom hornom rohu zobrazí tlačidlo „Vymaž záznam“.</text:p>
            </text:list-item>
            <text:list-item>
              <text:p text:style-name="P105">Kliknite na tlačidlo „Vymaž záznam“.</text:p>
            </text:list-item>
          </text:list>
        </text:list-item>
        <text:list-item>
          <text:p text:style-name="P79"><text:span text:style-name="Strong_20_Emphasis"><text:span text:style-name="T45">Potvrdenie odstránenia:</text:span></text:span></text:p>
          <text:list>
            <text:list-item>
              <text:p text:style-name="P105">Po kliknutí na „Vymaž záznam“ sa zobrazí výzva na potvrdenie odstránenia.</text:p>
            </text:list-item>
            <text:list-item>
              <text:p text:style-name="P105">Skontrolujte, či chcete naozaj záznam odstrániť, pretože tento krok môže byť nevratný.</text:p>
            </text:list-item>
            <text:list-item>
              <text:p text:style-name="P130">Následne sa zobrazí okno pre potvrdenie vymazania.</text:p>
            </text:list-item>
          </text:list>
        </text:list-item>
      </text:list>
      <text:h text:style-name="P33" text:outline-level="3"><text:bookmark-start text:name="__RefHeading___Toc153_3945760945"/>Ú<text:span text:style-name="T27">prava záznamu</text:span><text:bookmark-end text:name="__RefHeading___Toc153_3945760945"/></text:h>
      <text:p text:style-name="P46"><text:tab/>Registrovaní užívatelia môžu upravovať svoje záznamy. Týmto spôsobom môžu opravovať chyby, aktualizovať informácie a zlepšovať kvalitu svojho obsahu.</text:p>
      <text:p text:style-name="P46"/>
      <text:list xml:id="list3148578928" text:style-name="L51">
        <text:list-item>
          <text:p text:style-name="P74"><text:span text:style-name="Strong_20_Emphasis"><text:span text:style-name="T45">Prístup k úpravám:</text:span></text:span></text:p>
        </text:list-item>
      </text:list>
      <text:list xml:id="list641133709" text:style-name="L52">
        <text:list-item>
          <text:list>
            <text:list-item>
              <text:p text:style-name="P106">Upravovanie záznamu je dostupné len v detailnom zobrazení záznamu.</text:p>
            </text:list-item>
          </text:list>
        </text:list-item>
        <text:list-item>
          <text:p text:style-name="P80"><text:soft-page-break/><text:span text:style-name="Strong_20_Emphasis"><text:span text:style-name="T45">Úpravy vlastných záznamov:</text:span></text:span></text:p>
          <text:list>
            <text:list-item>
              <text:p text:style-name="P106">Užívatelia môžu upravovať údaje iba na svojich vlastných záznamoch.</text:p>
            </text:list-item>
            <text:list-item>
              <text:p text:style-name="P106">Ak chcete upraviť svoj záznam, prejdite do detailného zobrazenia daného záznamu.</text:p>
            </text:list-item>
            <text:list-item>
              <text:p text:style-name="P106">V detailnom zobrazení záznamu nájdete možnosť úpravy údajov.</text:p>
            </text:list-item>
          </text:list>
        </text:list-item>
        <text:list-item>
          <text:p text:style-name="P80"><text:span text:style-name="Strong_20_Emphasis"><text:span text:style-name="T45">Postup úpravy záznamu:</text:span></text:span></text:p>
          <text:list>
            <text:list-item>
              <text:p text:style-name="P106">Kliknite na záznam, ktorý chcete upraviť.</text:p>
            </text:list-item>
            <text:list-item>
              <text:p text:style-name="P106">V detailnom zobrazení záznamu kliknite na tlačidlo „Upraviť záznam“.</text:p>
            </text:list-item>
            <text:list-item>
              <text:p text:style-name="P106">Upravte potrebné údaje podľa vašich požiadaviek.</text:p>
            </text:list-item>
            <text:list-item>
              <text:p text:style-name="P106">Po dokončení úprav kliknite na tlačidlo „Uložiť“ alebo „Potvrdiť“ pre uloženie zmien.</text:p>
            </text:list-item>
          </text:list>
        </text:list-item>
        <text:list-item>
          <text:p text:style-name="P80"><text:span text:style-name="Strong_20_Emphasis"><text:span text:style-name="T45">Úpravy administrátora:</text:span></text:span></text:p>
        </text:list-item>
      </text:list>
      <text:list xml:id="list1067033385" text:style-name="L53">
        <text:list-item>
          <text:list>
            <text:list-item>
              <text:p text:style-name="P107">Admini<text:span text:style-name="T33">strátor</text:span> má právo upravovať všetky záznamy na platforme, bez ohľadu na to, kto ich vytvoril.</text:p>
            </text:list-item>
          </text:list>
        </text:list-item>
      </text:list>
      <text:list xml:id="list2182383264" text:style-name="L54">
        <text:list-item>
          <text:list>
            <text:list-item>
              <text:p text:style-name="P108">Admini<text:span text:style-name="T33">strátor</text:span> môže pristúpiť k úprave ktoréhokoľvek záznamu priamo z detailného zobrazenia záznamu.</text:p>
            </text:list-item>
          </text:list>
        </text:list-item>
      </text:list>
      <text:list xml:id="list3269707440" text:style-name="L55">
        <text:list-item>
          <text:list>
            <text:list-item>
              <text:p text:style-name="P109">Admini<text:span text:style-name="T33">strátori</text:span> môžu vykonávať úpravy pre zlepšenie kvality obsahu alebo zabezpečenie dodržiavania pravidiel platformy.</text:p>
            </text:list-item>
          </text:list>
        </text:list-item>
      </text:list>
      <text:h text:style-name="P33" text:outline-level="3"><text:bookmark-start text:name="__RefHeading___Toc155_3945760945"/>Hodnotenie iných záznamov<text:bookmark-end text:name="__RefHeading___Toc155_3945760945"/></text:h>
      <text:p text:style-name="P46"><text:tab/>Registrovaní užívatelia môžu hodnotiť záznamy ostatných užívateľov. Táto funkcia podporuje interakciu medzi užívateľmi a pomáha zvýrazniť kvalitný obsah na platforme.</text:p>
      <text:p text:style-name="P51">Užívateľ nemôže hodnotiť vlastné záznamy.</text:p>
      <text:p text:style-name="P51"/>
      <text:p text:style-name="P76"><text:span text:style-name="Strong_20_Emphasis"><text:span text:style-name="T45">Hodnotenie záznamov v galériách:</text:span></text:span></text:p>
      <text:list xml:id="list4076869225" text:style-name="L56">
        <text:list-item>
          <text:p text:style-name="P110">Otvorte sekciu „Galérie“ z hlavného menu.</text:p>
        </text:list-item>
        <text:list-item>
          <text:p text:style-name="P110">Prezrite si jednotlivé záznamy v galérii.</text:p>
        </text:list-item>
        <text:list-item>
          <text:p text:style-name="P111">Pri každom zázname nájdete možnosť hodnotiť tento záznam.</text:p>
        </text:list-item>
      </text:list>
      <text:h text:style-name="P27" text:outline-level="2" text:is-list-header="true"><text:bookmark-start text:name="__RefHeading___Toc157_3945760945"/>Posudzovateľ<text:bookmark-end text:name="__RefHeading___Toc157_3945760945"/></text:h>
      <text:p text:style-name="P46"><text:tab/>Posudzovatelia majú špecifickú úlohu na platforme, ktorá zahŕňa kontrolu a hodnotenie záznamov. Ich činnosť je kľúčová pre udržiavanie kvality a integrity obsahu.</text:p>
      <text:h text:style-name="P33" text:outline-level="3"><text:bookmark-start text:name="__RefHeading___Toc164_3945760945"/><text:soft-page-break/>Hodnotenie záznamov<text:bookmark-end text:name="__RefHeading___Toc164_3945760945"/></text:h>
      <text:p text:style-name="P46"><text:tab/>Posudzovatelia majú za úlohu hodnotiť záznamy, čím zabezpečujú, že obsah zodpovedá štandardom kvality. Ich hodnotenie prispieva k výberu a odporúčaniu najlepších príspevkov pre širšiu verejnosť.</text:p>
      <text:h text:style-name="P33" text:outline-level="3"><text:bookmark-start text:name="__RefHeading___Toc166_3945760945"/>Komentovanie<text:bookmark-end text:name="__RefHeading___Toc166_3945760945"/></text:h>
      <text:p text:style-name="P46"><text:tab/>Posudzovatelia môžu komentovať záznamy, poskytujúc konštruktívnu spätnú väzbu autorom. Ich komentáre pomáhajú autorom zlepšiť ich prácu a prispievajú k rozvoju kvality obsahu na platforme.</text:p>
      <text:h text:style-name="P27" text:outline-level="2" text:is-list-header="true"><text:bookmark-start text:name="__RefHeading___Toc159_3945760945"/><text:span text:style-name="T34">Administrátor (</text:span>Admin<text:span text:style-name="T34">)</text:span><text:bookmark-end text:name="__RefHeading___Toc159_3945760945"/></text:h>
      <text:p text:style-name="P112"><text:tab/>Admini<text:span text:style-name="T33">strátori</text:span> majú najvyššie oprávnenia na platforme a sú zodpovední za riadenie a údržbu systému. Ich úlohy zahŕňajú správu užívateľov, obsahových atribútov a kontrolu nad celkovým chodom platformy.</text:p>
      <text:list xml:id="list392273697" text:style-name="L85">
        <text:list-item>
          <text:p text:style-name="P95"><text:span text:style-name="Strong_20_Emphasis"><text:span text:style-name="T73">Prístup k štatistikám:</text:span></text:span></text:p>
        </text:list-item>
      </text:list>
      <text:list xml:id="list631517374" text:style-name="L58">
        <text:list-item>
          <text:p text:style-name="P113">Administrátor má možnosť zobraziť štatistiky aplikácie priamo na hlavnej stránke administrátorského panelu.</text:p>
        </text:list-item>
      </text:list>
      <text:list xml:id="list1320564922" text:style-name="L59">
        <text:list-item>
          <text:p text:style-name="P81"><text:span text:style-name="Strong_20_Emphasis"><text:span text:style-name="T45">Prehľad štatistických údajov:</text:span></text:span></text:p>
        </text:list-item>
      </text:list>
      <text:list xml:id="list607672342" text:style-name="L60">
        <text:list-item>
          <text:p text:style-name="P114">Na hlavnej stránke sa zobrazujú rôzne počty:</text:p>
          <text:list>
            <text:list-item>
              <text:p text:style-name="P114">Počet celkových záznamov</text:p>
            </text:list-item>
            <text:list-item>
              <text:p text:style-name="P114">Počet registrovaných užívateľov</text:p>
            </text:list-item>
            <text:list-item>
              <text:p text:style-name="P114">Počet galérií</text:p>
            </text:list-item>
            <text:list-item>
              <text:p text:style-name="P115">Počet formulárov</text:p>
            </text:list-item>
          </text:list>
        </text:list-item>
      </text:list>
      <text:list xml:id="list2280636425" text:style-name="L61">
        <text:list-item>
          <text:p text:style-name="P82"><text:span text:style-name="Strong_20_Emphasis"><text:span text:style-name="T45">Grafické znázornenie:</text:span></text:span></text:p>
        </text:list-item>
      </text:list>
      <text:list xml:id="list1774606937" text:style-name="L62">
        <text:list-item>
          <text:p text:style-name="P116">Štatistiky sú zobrazené aj graficky, čo umožňuje administrátorovi sledovať vývoj a trendy v čase.</text:p>
        </text:list-item>
        <text:list-item>
          <text:p text:style-name="P117">Grafy môžu zobrazovať časové rady, napríklad mesačné alebo týždenné prírastky záznamov, nové registrácie užívateľov, či počet vytvorených galérií a formulárov.</text:p>
        </text:list-item>
      </text:list>
      <text:h text:style-name="P33" text:outline-level="3"><text:bookmark-start text:name="__RefHeading___Toc168_3945760945"/><text:soft-page-break/>Pridanie <text:span text:style-name="T35">a úprava</text:span> atribútov<text:bookmark-end text:name="__RefHeading___Toc168_3945760945"/></text:h>
      <text:p text:style-name="P112"><text:tab/>Admini<text:span text:style-name="T33">strátori</text:span> môžu pridávať a upravovať atribúty záznamov. Táto funkcia im umožňuje prispôsobiť a špecifikovať kritériá, podľa ktorých sú záznamy klasifikované a spravované.</text:p>
      <text:list xml:id="list3534168819" text:style-name="L63">
        <text:list-item>
          <text:p text:style-name="P83"><text:span text:style-name="Strong_20_Emphasis"><text:span text:style-name="T45">Pridanie atribútu:</text:span></text:span></text:p>
        </text:list-item>
      </text:list>
      <text:list xml:id="list3204114630" text:style-name="L64">
        <text:list-item>
          <text:list>
            <text:list-item>
              <text:p text:style-name="P118">Prejdite do sekcie „<text:span text:style-name="T36">Správa</text:span> Atribút<text:span text:style-name="T36">ov</text:span>“ z hlavného menu alebo administrátorského panelu.</text:p>
            </text:list-item>
            <text:list-item>
              <text:p text:style-name="P118">Kliknite na tlačidlo „Pridať atribút“.</text:p>
            </text:list-item>
            <text:list-item>
              <text:p text:style-name="P118">Vyplňte pole „Názov“ pre názov atribútu.</text:p>
            </text:list-item>
            <text:list-item>
              <text:p text:style-name="P118">Vyberte vhodný „Typ“ atribútu (napríklad text, číslo, dátum atď.).</text:p>
            </text:list-item>
            <text:list-item>
              <text:p text:style-name="P118">Kliknite na tlačidlo „Potvrdiť“ pre pridanie nového atribútu.</text:p>
            </text:list-item>
          </text:list>
        </text:list-item>
        <text:list-item>
          <text:p text:style-name="P84"><text:span text:style-name="Strong_20_Emphasis"><text:span text:style-name="T45">Úprava atribútu:</text:span></text:span></text:p>
          <text:list>
            <text:list-item>
              <text:p text:style-name="P118">V sekcii „<text:span text:style-name="T36">Správa</text:span> Atribút<text:span text:style-name="T36">ov</text:span>“ <text:span text:style-name="T37">sa nachádza</text:span> zoznam existujúcich atribútov.</text:p>
            </text:list-item>
            <text:list-item>
              <text:p text:style-name="P118">Kliknite na tlačidlo „Upraviť“ vedľa atribútu, ktorý chcete upraviť.</text:p>
            </text:list-item>
            <text:list-item>
              <text:p text:style-name="P118">Zobrazí sa formulár podobný formuláru na pridanie atribútu.</text:p>
            </text:list-item>
            <text:list-item>
              <text:p text:style-name="P118">Upravte pole „Názov“ alebo „Typ“ podľa potreby.</text:p>
            </text:list-item>
            <text:list-item>
              <text:p text:style-name="P119">Kliknite na tlačidlo „Aktualizovať atribút“ pre uloženie zmien.</text:p>
            </text:list-item>
          </text:list>
        </text:list-item>
      </text:list>
      <text:h text:style-name="P33" text:outline-level="3"><text:bookmark-start text:name="__RefHeading___Toc170_3945760945"/>Pridanie <text:span text:style-name="T35">a úprava</text:span> <text:span text:style-name="T35">užívateľov</text:span><text:bookmark-end text:name="__RefHeading___Toc170_3945760945"/></text:h>
      <text:p text:style-name="P112"><text:tab/>Admini<text:span text:style-name="T33">strátori</text:span> sú zodpovední za pridávanie a úpravu užívateľov. Môžu vytvárať nové účty, meniť údaje existujúcich užívateľov a spravovať užívateľské oprávnenia.</text:p>
      <text:list xml:id="list3454187354" text:style-name="L65">
        <text:list-item>
          <text:p text:style-name="P85"><text:span text:style-name="Strong_20_Emphasis"><text:span text:style-name="T45">Pridanie užívateľa:</text:span></text:span></text:p>
        </text:list-item>
      </text:list>
      <text:list xml:id="list1585468390" text:style-name="L66">
        <text:list-item>
          <text:list>
            <text:list-item>
              <text:p text:style-name="P120">Prejdite do sekcie „Správa užívateľov“ z hlavného menu alebo administrátorského panelu.</text:p>
            </text:list-item>
            <text:list-item>
              <text:p text:style-name="P120">Kliknite na tlačidlo „Prida<text:span text:style-name="T38">ť</text:span> užívateľa“.</text:p>
            </text:list-item>
            <text:list-item>
              <text:p text:style-name="P120">Vyplňte požadované informácie o novom užívateľovi, ako sú meno, emailová adresa, heslo a prípadne ďalšie relevantné údaje.</text:p>
            </text:list-item>
            <text:list-item>
              <text:p text:style-name="P120">Kliknite na tlačidlo „Potvrdiť“ pre pridanie nového užívateľa do systému.</text:p>
            </text:list-item>
          </text:list>
        </text:list-item>
        <text:list-item>
          <text:p text:style-name="P86"><text:span text:style-name="Strong_20_Emphasis"><text:span text:style-name="T45">Úprava užívateľa:</text:span></text:span></text:p>
          <text:list>
            <text:list-item>
              <text:p text:style-name="P120">V sekcii „Správa užívateľov“ nájdite zoznam existujúcich užívateľov.</text:p>
            </text:list-item>
            <text:list-item>
              <text:p text:style-name="P120">Kliknite na tlačidlo „Upraviť“ vedľa užívateľa, ktorého údaje chcete upraviť.</text:p>
            </text:list-item>
            <text:list-item>
              <text:p text:style-name="P120"><text:soft-page-break/>Zobrazí sa formulár podobný formuláru na pridanie užívateľa, s už vyplnenými informáciami o danom užívateľovi.</text:p>
            </text:list-item>
            <text:list-item>
              <text:p text:style-name="P120">Upravte požadované informácie o užívateľovi, ako sú meno, emailová adresa, heslo a ďalšie relevantné údaje.</text:p>
            </text:list-item>
            <text:list-item>
              <text:p text:style-name="P121">Kliknite na tlačidlo „Aktualizovať užívateľa“ pre uloženie zmien.</text:p>
            </text:list-item>
          </text:list>
        </text:list-item>
      </text:list>
      <text:h text:style-name="P33" text:outline-level="3"><text:bookmark-start text:name="__RefHeading___Toc172_3945760945"/>Pridanie <text:span text:style-name="T35">a úprava</text:span> <text:span text:style-name="T35">formulárov</text:span><text:bookmark-end text:name="__RefHeading___Toc172_3945760945"/></text:h>
      <text:p text:style-name="P112"><text:tab/>Admini<text:span text:style-name="T33">strátori</text:span> môžu pridávať a upravovať formuláre, ktoré užívatelia využívajú pri pridávaní záznamov. Táto funkcia zaisťuje, že formuláre sú vždy aktuálne a reflektujú požadované informácie.</text:p>
      <text:list xml:id="list4143914600" text:style-name="L67">
        <text:list-item>
          <text:p text:style-name="P87"><text:span text:style-name="Strong_20_Emphasis"><text:span text:style-name="T45">Pridanie formulára:</text:span></text:span></text:p>
        </text:list-item>
      </text:list>
      <text:list xml:id="list3180138023" text:style-name="L68">
        <text:list-item>
          <text:list>
            <text:list-item>
              <text:p text:style-name="P122">Prejdite do sekcie „Správa formulárov“ z hlavného menu alebo administrátorského panelu.</text:p>
            </text:list-item>
            <text:list-item>
              <text:p text:style-name="P122">Kliknite na tlačidlo „Prida<text:span text:style-name="T39">ť</text:span> formulár“.</text:p>
            </text:list-item>
            <text:list-item>
              <text:p text:style-name="P122">Zobrazí sa zoznam dostupných atribútov, ktoré môžu byť zahrnuté do formulára.</text:p>
            </text:list-item>
          </text:list>
        </text:list-item>
        <text:list-item>
          <text:p text:style-name="P88"><text:span text:style-name="Strong_20_Emphasis"><text:span text:style-name="T45">Pridanie atribútu do formulára:</text:span></text:span></text:p>
          <text:list>
            <text:list-item>
              <text:p text:style-name="P122">Kliknite na tlačidlo „Pridať“ vedľa atribútu, ktorý chcete pridať do formulára.</text:p>
            </text:list-item>
            <text:list-item>
              <text:p text:style-name="P122">Vyplňte požadované informácie o formulári:</text:p>
              <text:list>
                <text:list-item>
                  <text:p text:style-name="P122">Pole „Názov formulára:“ je povinné a slúži na identifikáciu formulára.</text:p>
                </text:list-item>
                <text:list-item>
                  <text:p text:style-name="P122">V stĺpci „Povinný“ nastavte, či má byť daný atribút povinný alebo nepovinný v formulári.</text:p>
                </text:list-item>
                <text:list-item>
                  <text:p text:style-name="P122">Pomocou šípok môžete meniť poradie atribútov v formulári (hore, dole).</text:p>
                </text:list-item>
              </text:list>
            </text:list-item>
            <text:list-item>
              <text:p text:style-name="P122">Ak chcete odstrániť atribút z formulára, kliknite na tlačidlo „Odstrániť“ vedľa príslušného atribútu.</text:p>
            </text:list-item>
          </text:list>
        </text:list-item>
        <text:list-item>
          <text:p text:style-name="P88"><text:span text:style-name="Strong_20_Emphasis"><text:span text:style-name="T45">Vytvorenie formulára:</text:span></text:span></text:p>
          <text:list>
            <text:list-item>
              <text:p text:style-name="P122">Po pridaní všetkých požadovaných atribútov kliknite na tlačidlo „Vytvoriť formulár“.</text:p>
            </text:list-item>
            <text:list-item>
              <text:p text:style-name="P123">Tým sa nový formulár vytvorí a bude k dispozícii na použitie.</text:p>
            </text:list-item>
          </text:list>
        </text:list-item>
      </text:list>
      <text:h text:style-name="P33" text:outline-level="3"><text:bookmark-start text:name="__RefHeading___Toc174_3945760945"/><text:soft-page-break/>Pridanie <text:span text:style-name="T35">a úprava</text:span> <text:span text:style-name="T35">galérií</text:span><text:bookmark-end text:name="__RefHeading___Toc174_3945760945"/></text:h>
      <text:p text:style-name="P112"><text:tab/>Admini<text:span text:style-name="T33">strátori</text:span> majú možnosť pridávať a upravovať galérie. Táto funkcia im umožňuje organizovať vizuálny obsah a zlepšovať užívateľskú skúsenosť na platforme.</text:p>
      <text:list xml:id="list895941952" text:style-name="L69">
        <text:list-item>
          <text:p text:style-name="P89"><text:span text:style-name="Strong_20_Emphasis"><text:span text:style-name="T45">Pridanie galérie:</text:span></text:span></text:p>
        </text:list-item>
      </text:list>
      <text:list xml:id="list1445729098" text:style-name="L70">
        <text:list-item>
          <text:list>
            <text:list-item>
              <text:p text:style-name="P124">Prejdite do sekcie „Správa galérií“ z hlavného menu alebo administrátorského panelu.</text:p>
            </text:list-item>
            <text:list-item>
              <text:p text:style-name="P124">Kliknite na tlačidlo „Pridať galériu“.</text:p>
            </text:list-item>
            <text:list-item>
              <text:p text:style-name="P124">Vyplňte povinné polia:</text:p>
              <text:list>
                <text:list-item>
                  <text:p text:style-name="P124">Pole „Vyberte formulár:“ slúži na priradenie formuláru k danej galérii.</text:p>
                </text:list-item>
                <text:list-item>
                  <text:p text:style-name="P124">Pole „Názov galérie:“ slúži na identifikáciu galérie.</text:p>
                </text:list-item>
              </text:list>
            </text:list-item>
          </text:list>
        </text:list-item>
        <text:list-item>
          <text:p text:style-name="P90"><text:span text:style-name="Strong_20_Emphasis"><text:span text:style-name="T45">Pridruženie atribútov formulára k galérii:</text:span></text:span></text:p>
          <text:list>
            <text:list-item>
              <text:p text:style-name="P124">Každá galéria je spojená s určitým formulárom.</text:p>
            </text:list-item>
            <text:list-item>
              <text:p text:style-name="P124">V časti „Atribúty formulára“ môžete vybrať, ktoré atribúty majú byť viditeľné v detailných prehľadoch záznamov v tejto galérii.</text:p>
            </text:list-item>
          </text:list>
        </text:list-item>
        <text:list-item>
          <text:p text:style-name="P90"><text:span text:style-name="Strong_20_Emphasis"><text:span text:style-name="T45">Úprava galérie:</text:span></text:span></text:p>
          <text:list>
            <text:list-item>
              <text:p text:style-name="P124">Pre úpravu existujúcej galérie kliknite na tlačidlo „Upraviť“ vedľa príslušnej galérie v zozname galérií.</text:p>
            </text:list-item>
            <text:list-item>
              <text:p text:style-name="P124">Zobrazí sa formulár, ktorý funguje podobne ako formulár pre pridanie galérie.</text:p>
            </text:list-item>
            <text:list-item>
              <text:p text:style-name="P124">Upravte požadované údaje a atribúty podľa potreby.</text:p>
            </text:list-item>
            <text:list-item>
              <text:p text:style-name="P125">Kliknite na tlačidlo „Aktualizovať galériu“ pre uloženie zmien.</text:p>
            </text:list-item>
          </text:list>
        </text:list-item>
      </text:list>
      <text:h text:style-name="P33" text:outline-level="3"><text:bookmark-start text:name="__RefHeading___Toc176_3945760945"/>Schvaľovanie komentárov<text:bookmark-end text:name="__RefHeading___Toc176_3945760945"/></text:h>
      <text:p text:style-name="P112"><text:tab/>Admini<text:span text:style-name="T33">strátori</text:span> schvaľujú komentáre neregistrovaných užívateľov, čím zabezpečujú, že všetky komentáre sú v súlade s pravidlami platformy. Týmto spôsobom udržiavajú diskusiu na vysokej úrovni a zabezpečujú relevantnosť príspevkov.</text:p>
      <text:list xml:id="list3553561781" text:style-name="L71">
        <text:list-item>
          <text:p text:style-name="P91"><text:span text:style-name="Strong_20_Emphasis"><text:span text:style-name="T45">Prehľad komentárov:</text:span></text:span></text:p>
        </text:list-item>
      </text:list>
      <text:list xml:id="list3834450441" text:style-name="L72">
        <text:list-item>
          <text:p text:style-name="P126">Prejdite do detailného zobrazenia konkrétneho záznamu, kde sa nachádza časť určená pre komentáre.</text:p>
        </text:list-item>
      </text:list>
      <text:list xml:id="list625964348" text:style-name="L73">
        <text:list-item>
          <text:p text:style-name="P92"><text:span text:style-name="Strong_20_Emphasis"><text:span text:style-name="T45">Zobrazenie nezverejnených komentárov:</text:span></text:span></text:p>
        </text:list-item>
      </text:list>
      <text:list xml:id="list3648642442" text:style-name="L74">
        <text:list-item>
          <text:p text:style-name="P127"><text:soft-page-break/>V časti komentárov budú zobrazené všetky komentáre, ktoré ešte neboli schválené a zverejnené.</text:p>
        </text:list-item>
      </text:list>
      <text:list xml:id="list1556378812" text:style-name="L75">
        <text:list-item>
          <text:p text:style-name="P93"><text:span text:style-name="Strong_20_Emphasis"><text:span text:style-name="T45">Schvaľovanie komentárov:</text:span></text:span></text:p>
        </text:list-item>
      </text:list>
      <text:list xml:id="list2652828756" text:style-name="L76">
        <text:list-item>
          <text:p text:style-name="P128">Pre každý nezverejnený komentár bude dostupné tlačidlo „Schváliť komentár“.</text:p>
        </text:list-item>
        <text:list-item>
          <text:p text:style-name="P129">Kliknite na toto tlačidlo pri komentári, ktorý chcete schváliť a zverejniť.</text:p>
        </text:list-item>
      </text:list>
      <text:h text:style-name="P33" text:outline-level="3"><text:bookmark-start text:name="__RefHeading___Toc34634_2412054139"/>Všetky záznamy<text:bookmark-end text:name="__RefHeading___Toc34634_2412054139"/></text:h>
      <text:p text:style-name="P63"><text:tab/>Administrátor má prístup k špecifickej sekcii nazvanej „Všetky záznamy“, ktorá obsahuje prehľad všetkých existujúcich záznamov.</text:p>
      <text:p text:style-name="P38"><text:span text:style-name="Strong_20_Emphasis"><text:span text:style-name="T45"/></text:span></text:p>
      <text:p text:style-name="P38"><text:span text:style-name="Strong_20_Emphasis"><text:span text:style-name="T45">Pridanie nového záznamu:</text:span></text:span></text:p>
      <text:list xml:id="list1816879168" text:style-name="L77">
        <text:list-item>
          <text:p text:style-name="P69">V tejto sekcii je k dispozícii tlačidlo „Pridať záznam“, ktoré umožňuje administrátorovi jednoducho pridať nový záznam priamo z tejto stránky.</text:p>
        </text:list-item>
        <text:list-item>
          <text:p text:style-name="P47">Kliknutím na tlačidlo „Pridať záznam“ sa otvorí <text:span text:style-name="T25">zoznam</text:span> formulár<text:span text:style-name="T25">ov, kde si administrátor vyberie formulár, ktorý chce vyplniť</text:span>.</text:p>
        </text:list-item>
      </text:list>
      <text:p text:style-name="P43"/>
      <text:p text:style-name="P43"/>
      <text:h text:style-name="P26" text:outline-level="1" text:is-list-header="true"><text:bookmark-start text:name="__RefHeading___Toc34636_2412054139"/><text:span text:style-name="T43">Príloha </text:span><text:span text:style-name="T44">D</text:span><text:span text:style-name="T43">: </text:span>Plán Práce<text:bookmark-end text:name="__RefHeading___Toc34636_2412054139"/></text:h>
      <text:p text:style-name="P131"/>
      <text:h text:style-name="Heading_20_2" text:outline-level="2" text:is-list-header="true">Zimný semester</text:h>
      <table:table table:name="Tabuľka1" table:style-name="Tabuľka1" table:template-name="Default Style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40">1. týždeň</text:p>
          </table:table-cell>
          <table:table-cell table:style-name="Tabuľka1.B1" office:value-type="string">
            <text:p text:style-name="P40">Štúdium vybranej témy, podkladov, hľadanie zdrojov</text:p>
          </table:table-cell>
        </table:table-row>
        <table:table-row table:style-name="Tabuľka1.1">
          <table:table-cell table:style-name="Tabuľka1.A2" office:value-type="string">
            <text:p text:style-name="P40">2. týždeň</text:p>
          </table:table-cell>
          <table:table-cell table:style-name="Tabuľka1.B2">
            <text:p text:style-name="P71"/>
          </table:table-cell>
        </table:table-row>
        <table:table-row table:style-name="Tabuľka1.1">
          <table:table-cell table:style-name="Tabuľka1.A2" office:value-type="string">
            <text:p text:style-name="P40">3. týždeň</text:p>
          </table:table-cell>
          <table:table-cell table:style-name="Tabuľka1.B3" office:value-type="string">
            <text:p text:style-name="P48">Praktická časť: iniciácia projektu, základné rozloženie, <text:span text:style-name="T41">nastavenie rozhrania a databázy.</text:span></text:p>
          </table:table-cell>
        </table:table-row>
        <table:table-row table:style-name="Tabuľka1.1">
          <table:table-cell table:style-name="Tabuľka1.A2" office:value-type="string">
            <text:p text:style-name="P40">4. týždeň</text:p>
          </table:table-cell>
          <table:table-cell table:style-name="Tabuľka1.B4" office:value-type="string">
            <text:p text:style-name="P40">Písomná časť: návrh obsahu, zostavenie osnovy</text:p>
          </table:table-cell>
        </table:table-row>
        <table:table-row table:style-name="Tabuľka1.1">
          <table:table-cell table:style-name="Tabuľka1.A2" office:value-type="string">
            <text:p text:style-name="P40">5. týždeň</text:p>
          </table:table-cell>
          <table:table-cell table:style-name="Tabuľka1.B2">
            <text:p text:style-name="P71"/>
          </table:table-cell>
        </table:table-row>
        <table:table-row table:style-name="Tabuľka1.1">
          <table:table-cell table:style-name="Tabuľka1.A2" office:value-type="string">
            <text:p text:style-name="P40">6. týždeň</text:p>
          </table:table-cell>
          <table:table-cell table:style-name="Tabuľka1.B6" office:value-type="string">
            <text:p text:style-name="P48">Praktická časť: vytvorenie základného obsahu webovej <text:span text:style-name="T41">aplikácie, základný návrh databázy</text:span></text:p>
          </table:table-cell>
        </table:table-row>
        <table:table-row table:style-name="Tabuľka1.1">
          <table:table-cell table:style-name="Tabuľka1.A2" office:value-type="string">
            <text:p text:style-name="P40">7. týždeň</text:p>
          </table:table-cell>
          <table:table-cell table:style-name="Tabuľka1.B7" office:value-type="string">
            <text:p text:style-name="P40">Písomná časť: časť analýzy, vloženie zdrojov a ich</text:p>
          </table:table-cell>
        </table:table-row>
        <text:soft-page-break/>
        <table:table-row table:style-name="Tabuľka1.1">
          <table:table-cell table:style-name="Tabuľka1.A2" office:value-type="string">
            <text:p text:style-name="P40">8. týždeň</text:p>
          </table:table-cell>
          <table:table-cell table:style-name="Tabuľka1.B8" office:value-type="string">
            <text:p text:style-name="P40">formátovanie (&lt;= 20 strán)</text:p>
          </table:table-cell>
        </table:table-row>
        <table:table-row table:style-name="Tabuľka1.1">
          <table:table-cell table:style-name="Tabuľka1.A2" office:value-type="string">
            <text:p text:style-name="P40">9. týždeň</text:p>
          </table:table-cell>
          <table:table-cell table:style-name="Tabuľka1.B9" office:value-type="string">
            <text:p text:style-name="P40"/>
          </table:table-cell>
        </table:table-row>
        <table:table-row table:style-name="Tabuľka1.1">
          <table:table-cell table:style-name="Tabuľka1.A2" office:value-type="string">
            <text:p text:style-name="P40">10. týždeň</text:p>
          </table:table-cell>
          <table:table-cell table:style-name="Tabuľka1.B10" office:value-type="string">
            <text:p text:style-name="P48">Praktická časť: Dokončenie väčšiny(ak nie všetkých) <text:span text:style-name="T41">funkcionalít webovej aplikácie, správne nastavenie</text:span></text:p>
          </table:table-cell>
        </table:table-row>
        <table:table-row table:style-name="Tabuľka1.1">
          <table:table-cell table:style-name="Tabuľka1.A2" office:value-type="string">
            <text:p text:style-name="P40">11. týždeň</text:p>
          </table:table-cell>
          <table:table-cell table:style-name="Tabuľka1.B11" office:value-type="string">
            <text:p text:style-name="P40">postgresql, dockera, django , úprave dizajnu, návrh</text:p>
          </table:table-cell>
        </table:table-row>
        <table:table-row table:style-name="Tabuľka1.1">
          <table:table-cell table:style-name="Tabuľka1.A2" office:value-type="string">
            <text:p text:style-name="P40">12. týždeň</text:p>
          </table:table-cell>
          <table:table-cell table:style-name="Tabuľka1.B12" office:value-type="string">
            <text:p text:style-name="P48">programátorskej a používateľskej príručky</text:p>
            <text:p text:style-name="P48">Písomná časť: porovnávania (node-js, php, django), opis jednotlivých častí, pokračovanie analýzy, štúdium <text:span text:style-name="T41">podobných projektov</text:span></text:p>
          </table:table-cell>
        </table:table-row>
      </table:table>
      <text:h text:style-name="Heading_20_2" text:outline-level="2" text:is-list-header="true"><text:span text:style-name="T74">L</text:span>etný semester</text:h>
      <text:p text:style-name="P132"/>
      <table:table table:name="Tabuľka2" table:style-name="Tabuľka2" table:template-name="Default Style">
        <table:table-column table:style-name="Tabuľka2.A"/>
        <table:table-column table:style-name="Tabuľka2.B"/>
        <table:table-row table:style-name="Tabuľka2.1">
          <table:table-cell table:style-name="Tabuľka2.A1" office:value-type="string">
            <text:p text:style-name="P41">1. týždeň</text:p>
          </table:table-cell>
          <table:table-cell table:style-name="Tabuľka2.B1" office:value-type="string">
            <text:p text:style-name="P41"/>
          </table:table-cell>
        </table:table-row>
        <table:table-row table:style-name="Tabuľka2.1">
          <table:table-cell table:style-name="Tabuľka2.A2" office:value-type="string">
            <text:p text:style-name="P41">2. týždeň</text:p>
          </table:table-cell>
          <table:table-cell table:style-name="Tabuľka2.B2" office:value-type="string">
            <text:p text:style-name="P73">Nastavovanie Django rámca na port 80, inštalovanie dodatočných závislostí.</text:p>
          </table:table-cell>
        </table:table-row>
        <table:table-row table:style-name="Tabuľka2.1">
          <table:table-cell table:style-name="Tabuľka2.A2" office:value-type="string">
            <text:p text:style-name="P41">3. týždeň</text:p>
          </table:table-cell>
          <table:table-cell table:style-name="Tabuľka2.B3" office:value-type="string">
            <text:p text:style-name="P49"><text:span text:style-name="T41"/></text:p>
          </table:table-cell>
        </table:table-row>
        <table:table-row table:style-name="Tabuľka2.1">
          <table:table-cell table:style-name="Tabuľka2.A2" office:value-type="string">
            <text:p text:style-name="P41">4. týždeň</text:p>
          </table:table-cell>
          <table:table-cell table:style-name="Tabuľka2.B4" office:value-type="string">
            <text:p text:style-name="P42">Praktická časť, dokončovanie galérií.</text:p>
          </table:table-cell>
        </table:table-row>
        <table:table-row table:style-name="Tabuľka2.1">
          <table:table-cell table:style-name="Tabuľka2.A2" office:value-type="string">
            <text:p text:style-name="P41">5. týždeň</text:p>
          </table:table-cell>
          <table:table-cell table:style-name="Tabuľka2.B5">
            <text:p text:style-name="P72"/>
          </table:table-cell>
        </table:table-row>
        <table:table-row table:style-name="Tabuľka2.1">
          <table:table-cell table:style-name="Tabuľka2.A2" office:value-type="string">
            <text:p text:style-name="P41">6. týždeň</text:p>
          </table:table-cell>
          <table:table-cell table:style-name="Tabuľka2.B6" office:value-type="string">
            <text:p text:style-name="P52"><text:span text:style-name="T41">Dosiahol som 40 strán písomnej časti</text:span></text:p>
          </table:table-cell>
        </table:table-row>
        <table:table-row table:style-name="Tabuľka2.1">
          <table:table-cell table:style-name="Tabuľka2.A2" office:value-type="string">
            <text:p text:style-name="P41">7. týždeň</text:p>
          </table:table-cell>
          <table:table-cell table:style-name="Tabuľka2.B7" office:value-type="string">
            <text:p text:style-name="P41"/>
          </table:table-cell>
        </table:table-row>
        <table:table-row table:style-name="Tabuľka2.1">
          <table:table-cell table:style-name="Tabuľka2.A2" office:value-type="string">
            <text:p text:style-name="P41">8. týždeň</text:p>
          </table:table-cell>
          <table:table-cell table:style-name="Tabuľka2.B8" office:value-type="string">
            <text:p text:style-name="P49">Praktická časť: Dokončenie všetkých <text:span text:style-name="T41">funkcionalít webovej aplikácie, správne nastavenie, </text:span><text:span text:style-name="T42">dokončenie dizajnu</text:span></text:p>
          </table:table-cell>
        </table:table-row>
        <table:table-row table:style-name="Tabuľka2.1">
          <table:table-cell table:style-name="Tabuľka2.A2" office:value-type="string">
            <text:p text:style-name="P41">9. týždeň</text:p>
          </table:table-cell>
          <table:table-cell table:style-name="Tabuľka2.B9" office:value-type="string">
            <text:p text:style-name="P41"/>
          </table:table-cell>
        </table:table-row>
        <table:table-row table:style-name="Tabuľka2.1">
          <table:table-cell table:style-name="Tabuľka2.A2" office:value-type="string">
            <text:p text:style-name="P41">10. týždeň</text:p>
          </table:table-cell>
          <table:table-cell table:style-name="Tabuľka2.B10" office:value-type="string">
            <text:p text:style-name="P49">Praktická časť: <text:span text:style-name="T74">Testovanie aplikácie</text:span></text:p>
          </table:table-cell>
        </table:table-row>
        <table:table-row table:style-name="Tabuľka2.1">
          <table:table-cell table:style-name="Tabuľka2.A2" office:value-type="string">
            <text:p text:style-name="P41">11. týždeň</text:p>
          </table:table-cell>
          <table:table-cell table:style-name="Tabuľka2.B11" office:value-type="string">
            <text:p text:style-name="P41"/>
          </table:table-cell>
        </table:table-row>
        <table:table-row table:style-name="Tabuľka2.1">
          <table:table-cell table:style-name="Tabuľka2.A2" office:value-type="string">
            <text:p text:style-name="P41">12. týždeň</text:p>
          </table:table-cell>
          <table:table-cell table:style-name="Tabuľka2.B12" office:value-type="string">
            <text:p text:style-name="P52"><text:span text:style-name="T41">Písomná časť: Dokončovanie písomnej časti práce, dopisovanie poslednej časti, úprava literatúry.</text:span></text:p>
          </table:table-cell>
        </table:table-row>
      </table:table>
      <text:p text:style-name="P70"/>
      <text:p text:style-name="P49">Väčšinu času som sústredil na praktickú časť projektu, pričom som inicioval jeho vývoj</text:p>
      <text:p text:style-name="P49">a vytvoril základné rozloženie. Následne som nastavil rozhranie a databázu, a postupne</text:p>
      <text:p text:style-name="P49">dokončil väčšinu funkcionalít webovej aplikácie. V rámci toho som správne</text:p>
      <text:p text:style-name="P49"><text:soft-page-break/>nakonfiguroval postgresql, dockera a django. Okrem toho som sa venoval aj úpravám</text:p>
      <text:p text:style-name="P49">dizajnu a pripravil programátorskú a používateľskú príručku.</text:p>
      <text:p text:style-name="P49">V písomnej časti som sa zameral na analýzu, kde som porovnával rôzne technológie,</text:p>
      <text:p text:style-name="P49">vrátane node-js, php a django. Opísal som jednotlivé časti projektu <text:span text:style-name="T76">databázu, role používateľov, prístupy</text:span>. Ďalej som sa v analýze venoval štúdiu podobných existujúcich projektov a technológií. <text:span text:style-name="T75">Na koniec som testoval aplikáciu na rôzne vstupy a vykonal záťažové tes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lt;docker obraz názov&gt;" svg:font-family="'&lt;docker obraz názov&gt;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createdb -U postgres -h localhost &lt;názov databázy&gt;" svg:font-family="'createdb -U postgres -h localhost &lt;názov databázy&gt;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21T20:40:11.071430367</dc:date>
    <meta:editing-duration>PT5H37M13S</meta:editing-duration>
    <meta:editing-cycles>137</meta:editing-cycles>
    <meta:generator>LibreOffice/7.3.7.2$Linux_X86_64 LibreOffice_project/30$Build-2</meta:generator>
    <meta:document-statistic meta:table-count="2" meta:image-count="0" meta:object-count="0" meta:page-count="18" meta:paragraph-count="369" meta:word-count="3111" meta:character-count="22486" meta:non-whitespace-character-count="19776"/>
  </office:meta>
</office:document-meta>
</file>